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176.26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-1 - modalis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/>
          <table:table-cell table:style-name="ce3" office:value-type="string" calcext:value-type="string">
            <text:p>Modalist</text:p>
          </table:table-cell>
          <table:table-cell table:style-name="ce3" office:value-type="string" calcext:value-type="string">
            <text:p>Cou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hael Phelps</text:p>
          </table:table-cell>
          <table:table-cell office:value-type="float" office:value="182641" calcext:value-type="float">
            <text:p>1826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in Bolt</text:p>
          </table:table-cell>
          <table:table-cell office:value-type="float" office:value="172306" calcext:value-type="float">
            <text:p>1723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ymar</text:p>
          </table:table-cell>
          <table:table-cell office:value-type="float" office:value="101608" calcext:value-type="float">
            <text:p>1016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mone Biles</text:p>
          </table:table-cell>
          <table:table-cell office:value-type="float" office:value="80688" calcext:value-type="float">
            <text:p>806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lliam</text:p>
          </table:table-cell>
          <table:table-cell office:value-type="float" office:value="53705" calcext:value-type="float">
            <text:p>537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yan Lochte</text:p>
          </table:table-cell>
          <table:table-cell office:value-type="float" office:value="41050" calcext:value-type="float">
            <text:p>410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atie Ledecky</text:p>
          </table:table-cell>
          <table:table-cell office:value-type="float" office:value="38099" calcext:value-type="float">
            <text:p>380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ulimar Rojas</text:p>
          </table:table-cell>
          <table:table-cell office:value-type="float" office:value="34474" calcext:value-type="float">
            <text:p>344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imone Manuel</text:p>
          </table:table-cell>
          <table:table-cell office:value-type="float" office:value="27466" calcext:value-type="float">
            <text:p>274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oseph Schooling</text:p>
          </table:table-cell>
          <table:table-cell office:value-type="float" office:value="26583" calcext:value-type="float">
            <text:p>265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kshi Malik</text:p>
          </table:table-cell>
          <table:table-cell office:value-type="float" office:value="24947" calcext:value-type="float">
            <text:p>249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faela Silva</text:p>
          </table:table-cell>
          <table:table-cell office:value-type="float" office:value="23147" calcext:value-type="float">
            <text:p>231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ndy Murray</text:p>
          </table:table-cell>
          <table:table-cell office:value-type="float" office:value="21911" calcext:value-type="float">
            <text:p>219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evin Durant</text:p>
          </table:table-cell>
          <table:table-cell office:value-type="float" office:value="21282" calcext:value-type="float">
            <text:p>212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ontowi Ahmad</text:p>
          </table:table-cell>
          <table:table-cell office:value-type="float" office:value="20428" calcext:value-type="float">
            <text:p>204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iliyana Natsir</text:p>
          </table:table-cell>
          <table:table-cell office:value-type="float" office:value="19906" calcext:value-type="float">
            <text:p>199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enny Oleksiak</text:p>
          </table:table-cell>
          <table:table-cell office:value-type="float" office:value="19450" calcext:value-type="float">
            <text:p>194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ayde van Niekerk</text:p>
          </table:table-cell>
          <table:table-cell office:value-type="float" office:value="18365" calcext:value-type="float">
            <text:p>183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nica Puig</text:p>
          </table:table-cell>
          <table:table-cell office:value-type="float" office:value="17243" calcext:value-type="float">
            <text:p>172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afael Nadal</text:p>
          </table:table-cell>
          <table:table-cell office:value-type="float" office:value="16197" calcext:value-type="float">
            <text:p>161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aura Trott</text:p>
          </table:table-cell>
          <table:table-cell office:value-type="float" office:value="16151" calcext:value-type="float">
            <text:p>161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uth Beitia</text:p>
          </table:table-cell>
          <table:table-cell office:value-type="float" office:value="14939" calcext:value-type="float">
            <text:p>1493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eddy Riner</text:p>
          </table:table-cell>
          <table:table-cell office:value-type="float" office:value="14034" calcext:value-type="float">
            <text:p>140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illy King</text:p>
          </table:table-cell>
          <table:table-cell office:value-type="float" office:value="13346" calcext:value-type="float">
            <text:p>133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haunae Miller</text:p>
          </table:table-cell>
          <table:table-cell office:value-type="float" office:value="12434" calcext:value-type="float">
            <text:p>1243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laine Thompson</text:p>
          </table:table-cell>
          <table:table-cell office:value-type="float" office:value="12186" calcext:value-type="float">
            <text:p>1218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ason Kenny</text:p>
          </table:table-cell>
          <table:table-cell office:value-type="float" office:value="12163" calcext:value-type="float">
            <text:p>121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ster Semenya</text:p>
          </table:table-cell>
          <table:table-cell office:value-type="float" office:value="11709" calcext:value-type="float">
            <text:p>1170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llyson Felix</text:p>
          </table:table-cell>
          <table:table-cell office:value-type="float" office:value="11611" calcext:value-type="float">
            <text:p>116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idilyn Diaz</text:p>
          </table:table-cell>
          <table:table-cell office:value-type="float" office:value="11280" calcext:value-type="float">
            <text:p>1128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lmaz Ayana</text:p>
          </table:table-cell>
          <table:table-cell office:value-type="float" office:value="11116" calcext:value-type="float">
            <text:p>111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rmelo Anthony</text:p>
          </table:table-cell>
          <table:table-cell office:value-type="float" office:value="10432" calcext:value-type="float">
            <text:p>104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irginia Thrasher</text:p>
          </table:table-cell>
          <table:table-cell office:value-type="float" office:value="10117" calcext:value-type="float">
            <text:p>101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ula Pareto</text:p>
          </table:table-cell>
          <table:table-cell office:value-type="float" office:value="10052" calcext:value-type="float">
            <text:p>100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dam Peaty</text:p>
          </table:table-cell>
          <table:table-cell office:value-type="float" office:value="9940" calcext:value-type="float">
            <text:p>99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rlando Ortega</text:p>
          </table:table-cell>
          <table:table-cell office:value-type="float" office:value="9519" calcext:value-type="float">
            <text:p>95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abriel Jesus</text:p>
          </table:table-cell>
          <table:table-cell office:value-type="float" office:value="9517" calcext:value-type="float">
            <text:p>95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x Whitlock</text:p>
          </table:table-cell>
          <table:table-cell office:value-type="float" office:value="9453" calcext:value-type="float">
            <text:p>945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ichelle Carter</text:p>
          </table:table-cell>
          <table:table-cell office:value-type="float" office:value="9111" calcext:value-type="float">
            <text:p>91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antiago Lange</text:p>
          </table:table-cell>
          <table:table-cell office:value-type="float" office:value="8860" calcext:value-type="float">
            <text:p>88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Justin Gatlin</text:p>
          </table:table-cell>
          <table:table-cell office:value-type="float" office:value="8323" calcext:value-type="float">
            <text:p>832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yan Murphy</text:p>
          </table:table-cell>
          <table:table-cell office:value-type="float" office:value="8301" calcext:value-type="float">
            <text:p>8301</text:p>
          </table:table-cell>
        </table:table-row>
        <table:table-row table:style-name="ro1">
          <table:table-cell/>
          <table:table-cell office:value-type="string" calcext:value-type="string">
            <text:p>Diego Hypolito</text:p>
          </table:table-cell>
          <table:table-cell office:value-type="float" office:value="8201" calcext:value-type="float">
            <text:p>8201</text:p>
          </table:table-cell>
        </table:table-row>
        <table:table-row table:style-name="ro1">
          <table:table-cell/>
          <table:table-cell office:value-type="string" calcext:value-type="string">
            <text:p>Luan</text:p>
          </table:table-cell>
          <table:table-cell office:value-type="float" office:value="7904" calcext:value-type="float">
            <text:p>7904</text:p>
          </table:table-cell>
        </table:table-row>
        <table:table-row table:style-name="ro1">
          <table:table-cell/>
          <table:table-cell office:value-type="string" calcext:value-type="string">
            <text:p>Telma Monteiro</text:p>
          </table:table-cell>
          <table:table-cell office:value-type="float" office:value="7794" calcext:value-type="float">
            <text:p>7794</text:p>
          </table:table-cell>
        </table:table-row>
        <table:table-row table:style-name="ro1">
          <table:table-cell/>
          <table:table-cell office:value-type="string" calcext:value-type="string">
            <text:p>Justin Rose</text:p>
          </table:table-cell>
          <table:table-cell office:value-type="float" office:value="7436" calcext:value-type="float">
            <text:p>7436</text:p>
          </table:table-cell>
        </table:table-row>
        <table:table-row table:style-name="ro1">
          <table:table-cell/>
          <table:table-cell office:value-type="string" calcext:value-type="string">
            <text:p>Bradley Wiggins</text:p>
          </table:table-cell>
          <table:table-cell office:value-type="float" office:value="7222" calcext:value-type="float">
            <text:p>7222</text:p>
          </table:table-cell>
        </table:table-row>
        <table:table-row table:style-name="ro1">
          <table:table-cell/>
          <table:table-cell office:value-type="string" calcext:value-type="string">
            <text:p>Carolina Marin</text:p>
          </table:table-cell>
          <table:table-cell office:value-type="float" office:value="7120" calcext:value-type="float">
            <text:p>7120</text:p>
          </table:table-cell>
        </table:table-row>
        <table:table-row table:style-name="ro1">
          <table:table-cell/>
          <table:table-cell office:value-type="string" calcext:value-type="string">
            <text:p>Marcus Walz</text:p>
          </table:table-cell>
          <table:table-cell office:value-type="float" office:value="6968" calcext:value-type="float">
            <text:p>6968</text:p>
          </table:table-cell>
        </table:table-row>
        <table:table-row table:style-name="ro1">
          <table:table-cell/>
          <table:table-cell office:value-type="string" calcext:value-type="string">
            <text:p>Maialen Chourraut</text:p>
          </table:table-cell>
          <table:table-cell office:value-type="float" office:value="6865" calcext:value-type="float">
            <text:p>6865</text:p>
          </table:table-cell>
        </table:table-row>
        <table:table-row table:style-name="ro1">
          <table:table-cell/>
          <table:table-cell office:value-type="string" calcext:value-type="string">
            <text:p>Yuri Alvear</text:p>
          </table:table-cell>
          <table:table-cell office:value-type="float" office:value="6651" calcext:value-type="float">
            <text:p>6651</text:p>
          </table:table-cell>
        </table:table-row>
        <table:table-row table:style-name="ro1">
          <table:table-cell/>
          <table:table-cell office:value-type="string" calcext:value-type="string">
            <text:p>Derek Drouin</text:p>
          </table:table-cell>
          <table:table-cell office:value-type="float" office:value="6509" calcext:value-type="float">
            <text:p>6509</text:p>
          </table:table-cell>
        </table:table-row>
        <table:table-row table:style-name="ro1">
          <table:table-cell/>
          <table:table-cell office:value-type="string" calcext:value-type="string">
            <text:p>Arthur Zanetti</text:p>
          </table:table-cell>
          <table:table-cell office:value-type="float" office:value="6459" calcext:value-type="float">
            <text:p>6459</text:p>
          </table:table-cell>
        </table:table-row>
        <table:table-row table:style-name="ro1">
          <table:table-cell/>
          <table:table-cell office:value-type="string" calcext:value-type="string">
            <text:p>Christophe Lemaitre</text:p>
          </table:table-cell>
          <table:table-cell office:value-type="float" office:value="6390" calcext:value-type="float">
            <text:p>6390</text:p>
          </table:table-cell>
        </table:table-row>
        <table:table-row table:style-name="ro1">
          <table:table-cell/>
          <table:table-cell office:value-type="string" calcext:value-type="string">
            <text:p>Eliud Kipchoge</text:p>
          </table:table-cell>
          <table:table-cell office:value-type="float" office:value="5692" calcext:value-type="float">
            <text:p>5692</text:p>
          </table:table-cell>
        </table:table-row>
        <table:table-row table:style-name="ro1">
          <table:table-cell/>
          <table:table-cell office:value-type="string" calcext:value-type="string">
            <text:p>Kyle Chalmers</text:p>
          </table:table-cell>
          <table:table-cell office:value-type="float" office:value="5467" calcext:value-type="float">
            <text:p>5467</text:p>
          </table:table-cell>
        </table:table-row>
        <table:table-row table:style-name="ro1">
          <table:table-cell/>
          <table:table-cell office:value-type="string" calcext:value-type="string">
            <text:p>Azizulhasni Awang</text:p>
          </table:table-cell>
          <table:table-cell office:value-type="float" office:value="5445" calcext:value-type="float">
            <text:p>5445</text:p>
          </table:table-cell>
        </table:table-row>
        <table:table-row table:style-name="ro1">
          <table:table-cell/>
          <table:table-cell office:value-type="string" calcext:value-type="string">
            <text:p>Pau Gasol</text:p>
          </table:table-cell>
          <table:table-cell office:value-type="float" office:value="5389" calcext:value-type="float">
            <text:p>5389</text:p>
          </table:table-cell>
        </table:table-row>
        <table:table-row table:style-name="ro1">
          <table:table-cell/>
          <table:table-cell office:value-type="string" calcext:value-type="string">
            <text:p>Nick Skelton</text:p>
          </table:table-cell>
          <table:table-cell office:value-type="float" office:value="5301" calcext:value-type="float">
            <text:p>5301</text:p>
          </table:table-cell>
        </table:table-row>
        <table:table-row table:style-name="ro1">
          <table:table-cell/>
          <table:table-cell office:value-type="string" calcext:value-type="string">
            <text:p>Renaud Lavillenie</text:p>
          </table:table-cell>
          <table:table-cell office:value-type="float" office:value="5272" calcext:value-type="float">
            <text:p>5272</text:p>
          </table:table-cell>
        </table:table-row>
        <table:table-row table:style-name="ro1">
          <table:table-cell/>
          <table:table-cell office:value-type="string" calcext:value-type="string">
            <text:p>Ashton Eaton</text:p>
          </table:table-cell>
          <table:table-cell office:value-type="float" office:value="5135" calcext:value-type="float">
            <text:p>5135</text:p>
          </table:table-cell>
        </table:table-row>
        <table:table-row table:style-name="ro1">
          <table:table-cell/>
          <table:table-cell office:value-type="string" calcext:value-type="string">
            <text:p>Mayra Aguiar</text:p>
          </table:table-cell>
          <table:table-cell office:value-type="float" office:value="5124" calcext:value-type="float">
            <text:p>5124</text:p>
          </table:table-cell>
        </table:table-row>
        <table:table-row table:style-name="ro1">
          <table:table-cell/>
          <table:table-cell office:value-type="string" calcext:value-type="string">
            <text:p>Weverton</text:p>
          </table:table-cell>
          <table:table-cell office:value-type="float" office:value="5106" calcext:value-type="float">
            <text:p>5106</text:p>
          </table:table-cell>
        </table:table-row>
        <table:table-row table:style-name="ro1">
          <table:table-cell/>
          <table:table-cell office:value-type="string" calcext:value-type="string">
            <text:p>Sanne Wevers</text:p>
          </table:table-cell>
          <table:table-cell office:value-type="float" office:value="4933" calcext:value-type="float">
            <text:p>4933</text:p>
          </table:table-cell>
        </table:table-row>
        <table:table-row table:style-name="ro1">
          <table:table-cell/>
          <table:table-cell office:value-type="string" calcext:value-type="string">
            <text:p>Serge Gnabry</text:p>
          </table:table-cell>
          <table:table-cell office:value-type="float" office:value="4831" calcext:value-type="float">
            <text:p>4831</text:p>
          </table:table-cell>
        </table:table-row>
        <table:table-row table:style-name="ro1">
          <table:table-cell/>
          <table:table-cell office:value-type="string" calcext:value-type="string">
            <text:p>Klay Thompson</text:p>
          </table:table-cell>
          <table:table-cell office:value-type="float" office:value="4803" calcext:value-type="float">
            <text:p>4803</text:p>
          </table:table-cell>
        </table:table-row>
        <table:table-row table:style-name="ro1">
          <table:table-cell/>
          <table:table-cell office:value-type="string" calcext:value-type="string">
            <text:p>Estelle Mossely</text:p>
          </table:table-cell>
          <table:table-cell office:value-type="float" office:value="4799" calcext:value-type="float">
            <text:p>4799</text:p>
          </table:table-cell>
        </table:table-row>
        <table:table-row table:style-name="ro1">
          <table:table-cell/>
          <table:table-cell office:value-type="string" calcext:value-type="string">
            <text:p>Paul George</text:p>
          </table:table-cell>
          <table:table-cell office:value-type="float" office:value="4780" calcext:value-type="float">
            <text:p>4780</text:p>
          </table:table-cell>
        </table:table-row>
        <table:table-row table:style-name="ro1">
          <table:table-cell/>
          <table:table-cell office:value-type="string" calcext:value-type="string">
            <text:p>Venus Williams</text:p>
          </table:table-cell>
          <table:table-cell office:value-type="float" office:value="4594" calcext:value-type="float">
            <text:p>4594</text:p>
          </table:table-cell>
        </table:table-row>
        <table:table-row table:style-name="ro1">
          <table:table-cell/>
          <table:table-cell office:value-type="string" calcext:value-type="string">
            <text:p>Emilie Andeol</text:p>
          </table:table-cell>
          <table:table-cell office:value-type="float" office:value="4576" calcext:value-type="float">
            <text:p>4576</text:p>
          </table:table-cell>
        </table:table-row>
        <table:table-row table:style-name="ro1">
          <table:table-cell/>
          <table:table-cell office:value-type="string" calcext:value-type="string">
            <text:p>Kevin Mayer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/>
          <table:table-cell office:value-type="string" calcext:value-type="string">
            <text:p>Anthony Ervin</text:p>
          </table:table-cell>
          <table:table-cell office:value-type="float" office:value="4315" calcext:value-type="float">
            <text:p>4315</text:p>
          </table:table-cell>
        </table:table-row>
        <table:table-row table:style-name="ro1">
          <table:table-cell/>
          <table:table-cell office:value-type="string" calcext:value-type="string">
            <text:p>Nathan Adrian</text:p>
          </table:table-cell>
          <table:table-cell office:value-type="float" office:value="4132" calcext:value-type="float">
            <text:p>4132</text:p>
          </table:table-cell>
        </table:table-row>
        <table:table-row table:style-name="ro1">
          <table:table-cell/>
          <table:table-cell office:value-type="string" calcext:value-type="string">
            <text:p>Luvo Manyonga</text:p>
          </table:table-cell>
          <table:table-cell office:value-type="float" office:value="4119" calcext:value-type="float">
            <text:p>4119</text:p>
          </table:table-cell>
        </table:table-row>
        <table:table-row table:style-name="ro1">
          <table:table-cell/>
          <table:table-cell office:value-type="string" calcext:value-type="string">
            <text:p>Katinka Hosszu</text:p>
          </table:table-cell>
          <table:table-cell office:value-type="float" office:value="4104" calcext:value-type="float">
            <text:p>4104</text:p>
          </table:table-cell>
        </table:table-row>
        <table:table-row table:style-name="ro1">
          <table:table-cell/>
          <table:table-cell office:value-type="string" calcext:value-type="string">
            <text:p>Marquinhos</text:p>
          </table:table-cell>
          <table:table-cell office:value-type="float" office:value="3927" calcext:value-type="float">
            <text:p>3927</text:p>
          </table:table-cell>
        </table:table-row>
        <table:table-row table:style-name="ro1">
          <table:table-cell/>
          <table:table-cell office:value-type="string" calcext:value-type="string">
            <text:p>DeAndre Jordan</text:p>
          </table:table-cell>
          <table:table-cell office:value-type="float" office:value="3899" calcext:value-type="float">
            <text:p>3899</text:p>
          </table:table-cell>
        </table:table-row>
        <table:table-row table:style-name="ro1">
          <table:table-cell/>
          <table:table-cell office:value-type="string" calcext:value-type="string">
            <text:p>Anna Cruz</text:p>
          </table:table-cell>
          <table:table-cell office:value-type="float" office:value="3802" calcext:value-type="float">
            <text:p>3802</text:p>
          </table:table-cell>
        </table:table-row>
        <table:table-row table:style-name="ro1">
          <table:table-cell/>
          <table:table-cell office:value-type="string" calcext:value-type="string">
            <text:p>Angelique Kerber</text:p>
          </table:table-cell>
          <table:table-cell office:value-type="float" office:value="3727" calcext:value-type="float">
            <text:p>3727</text:p>
          </table:table-cell>
        </table:table-row>
        <table:table-row table:style-name="ro1">
          <table:table-cell/>
          <table:table-cell office:value-type="string" calcext:value-type="string">
            <text:p>Kerri Walsh Jennings</text:p>
          </table:table-cell>
          <table:table-cell office:value-type="float" office:value="3723" calcext:value-type="float">
            <text:p>3723</text:p>
          </table:table-cell>
        </table:table-row>
        <table:table-row table:style-name="ro1">
          <table:table-cell/>
          <table:table-cell office:value-type="string" calcext:value-type="string">
            <text:p>Nicola Adams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/>
          <table:table-cell office:value-type="string" calcext:value-type="string">
            <text:p>Julius Yego</text:p>
          </table:table-cell>
          <table:table-cell office:value-type="float" office:value="3523" calcext:value-type="float">
            <text:p>3523</text:p>
          </table:table-cell>
        </table:table-row>
        <table:table-row table:style-name="ro1">
          <table:table-cell/>
          <table:table-cell office:value-type="string" calcext:value-type="string">
            <text:p>Nozomi Okuhara</text:p>
          </table:table-cell>
          <table:table-cell office:value-type="float" office:value="3469" calcext:value-type="float">
            <text:p>3469</text:p>
          </table:table-cell>
        </table:table-row>
        <table:table-row table:style-name="ro1">
          <table:table-cell/>
          <table:table-cell office:value-type="string" calcext:value-type="string">
            <text:p>Louis Smith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/>
          <table:table-cell office:value-type="string" calcext:value-type="string">
            <text:p>Feyisa Lilesa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/>
          <table:table-cell office:value-type="string" calcext:value-type="string">
            <text:p>Majlinda Kelmendi</text:p>
          </table:table-cell>
          <table:table-cell office:value-type="float" office:value="3355" calcext:value-type="float">
            <text:p>3355</text:p>
          </table:table-cell>
        </table:table-row>
        <table:table-row table:style-name="ro1">
          <table:table-cell/>
          <table:table-cell office:value-type="string" calcext:value-type="string">
            <text:p>Damian Warner</text:p>
          </table:table-cell>
          <table:table-cell office:value-type="float" office:value="3349" calcext:value-type="float">
            <text:p>3349</text:p>
          </table:table-cell>
        </table:table-row>
        <table:table-row table:style-name="ro1">
          <table:table-cell/>
          <table:table-cell office:value-type="string" calcext:value-type="string">
            <text:p>Mack Horton</text:p>
          </table:table-cell>
          <table:table-cell office:value-type="float" office:value="3348" calcext:value-type="float">
            <text:p>3348</text:p>
          </table:table-cell>
        </table:table-row>
        <table:table-row table:style-name="ro1">
          <table:table-cell/>
          <table:table-cell office:value-type="string" calcext:value-type="string">
            <text:p>April Ross</text:p>
          </table:table-cell>
          <table:table-cell office:value-type="float" office:value="3292" calcext:value-type="float">
            <text:p>3292</text:p>
          </table:table-cell>
        </table:table-row>
        <table:table-row table:style-name="ro1">
          <table:table-cell/>
          <table:table-cell office:value-type="string" calcext:value-type="string">
            <text:p>Kei Nishikori</text:p>
          </table:table-cell>
          <table:table-cell office:value-type="float" office:value="3291" calcext:value-type="float">
            <text:p>3291</text:p>
          </table:table-cell>
        </table:table-row>
        <table:table-row table:style-name="ro1">
          <table:table-cell/>
          <table:table-cell office:value-type="string" calcext:value-type="string">
            <text:p>Tori Bowie</text:p>
          </table:table-cell>
          <table:table-cell office:value-type="float" office:value="3231" calcext:value-type="float">
            <text:p>3231</text:p>
          </table:table-cell>
        </table:table-row>
        <table:table-row table:style-name="ro1">
          <table:table-cell/>
          <table:table-cell office:value-type="string" calcext:value-type="string">
            <text:p>Omar McLeod</text:p>
          </table:table-cell>
          <table:table-cell office:value-type="float" office:value="3196" calcext:value-type="float">
            <text:p>3196</text:p>
          </table:table-cell>
        </table:table-row>
        <table:table-row table:style-name="ro1">
          <table:table-cell/>
          <table:table-cell office:value-type="string" calcext:value-type="string">
            <text:p>Marc Lopez</text:p>
          </table:table-cell>
          <table:table-cell office:value-type="float" office:value="3188" calcext:value-type="float">
            <text:p>3188</text:p>
          </table:table-cell>
        </table:table-row>
        <table:table-row table:style-name="ro1">
          <table:table-cell/>
          <table:table-cell office:value-type="string" calcext:value-type="string">
            <text:p>Rafael Silva</text:p>
          </table:table-cell>
          <table:table-cell office:value-type="float" office:value="3165" calcext:value-type="float">
            <text:p>3165</text:p>
          </table:table-cell>
        </table:table-row>
        <table:table-row table:style-name="ro1">
          <table:table-cell/>
          <table:table-cell office:value-type="string" calcext:value-type="string">
            <text:p>Christian Taylor</text:p>
          </table:table-cell>
          <table:table-cell office:value-type="float" office:value="3013" calcext:value-type="float">
            <text:p>3013</text:p>
          </table:table-cell>
        </table:table-row>
        <table:table-row table:style-name="ro1">
          <table:table-cell/>
          <table:table-cell office:value-type="string" calcext:value-type="string">
            <text:p>Jack Laugher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/>
          <table:table-cell office:value-type="string" calcext:value-type="string">
            <text:p>Katherine Grainger</text:p>
          </table:table-cell>
          <table:table-cell office:value-type="float" office:value="2966" calcext:value-type="float">
            <text:p>2966</text:p>
          </table:table-cell>
        </table:table-row>
        <table:table-row table:style-name="ro1">
          <table:table-cell/>
          <table:table-cell office:value-type="string" calcext:value-type="string">
            <text:p>Mark Cavendish</text:p>
          </table:table-cell>
          <table:table-cell office:value-type="float" office:value="2896" calcext:value-type="float">
            <text:p>2896</text:p>
          </table:table-cell>
        </table:table-row>
        <table:table-row table:style-name="ro1">
          <table:table-cell/>
          <table:table-cell office:value-type="string" calcext:value-type="string">
            <text:p>Or Sasson</text:p>
          </table:table-cell>
          <table:table-cell office:value-type="float" office:value="2847" calcext:value-type="float">
            <text:p>2847</text:p>
          </table:table-cell>
        </table:table-row>
        <table:table-row table:style-name="ro1">
          <table:table-cell/>
          <table:table-cell office:value-type="string" calcext:value-type="string">
            <text:p>Cristian Toro</text:p>
          </table:table-cell>
          <table:table-cell office:value-type="float" office:value="2812" calcext:value-type="float">
            <text:p>2812</text:p>
          </table:table-cell>
        </table:table-row>
        <table:table-row table:style-name="ro1">
          <table:table-cell/>
          <table:table-cell office:value-type="string" calcext:value-type="string">
            <text:p>Luisito Pie</text:p>
          </table:table-cell>
          <table:table-cell office:value-type="float" office:value="2759" calcext:value-type="float">
            <text:p>2759</text:p>
          </table:table-cell>
        </table:table-row>
        <table:table-row table:style-name="ro1">
          <table:table-cell/>
          <table:table-cell office:value-type="string" calcext:value-type="string">
            <text:p>Galen Rupp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/>
          <table:table-cell office:value-type="string" calcext:value-type="string">
            <text:p>Jade Jones</text:p>
          </table:table-cell>
          <table:table-cell office:value-type="float" office:value="2697" calcext:value-type="float">
            <text:p>2697</text:p>
          </table:table-cell>
        </table:table-row>
        <table:table-row table:style-name="ro1">
          <table:table-cell/>
          <table:table-cell office:value-type="string" calcext:value-type="string">
            <text:p>Vitalina Batsarashkina</text:p>
          </table:table-cell>
          <table:table-cell office:value-type="float" office:value="2679" calcext:value-type="float">
            <text:p>2679</text:p>
          </table:table-cell>
        </table:table-row>
        <table:table-row table:style-name="ro1">
          <table:table-cell/>
          <table:table-cell office:value-type="string" calcext:value-type="string">
            <text:p>Dalilah Muhammad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/>
          <table:table-cell office:value-type="string" calcext:value-type="string">
            <text:p>Yulia Efimova</text:p>
          </table:table-cell>
          <table:table-cell office:value-type="float" office:value="2623" calcext:value-type="float">
            <text:p>2623</text:p>
          </table:table-cell>
        </table:table-row>
        <table:table-row table:style-name="ro1">
          <table:table-cell/>
          <table:table-cell office:value-type="string" calcext:value-type="string">
            <text:p>Ibtihaj Muhammad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/>
          <table:table-cell office:value-type="string" calcext:value-type="string">
            <text:p>Shelly-Ann Fraser-Pryce</text:p>
          </table:table-cell>
          <table:table-cell office:value-type="float" office:value="2607" calcext:value-type="float">
            <text:p>2607</text:p>
          </table:table-cell>
        </table:table-row>
        <table:table-row table:style-name="ro1">
          <table:table-cell/>
          <table:table-cell office:value-type="string" calcext:value-type="string">
            <text:p>Maicon Siqueira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/>
          <table:table-cell office:value-type="string" calcext:value-type="string">
            <text:p>Juan Martin Del Potro</text:p>
          </table:table-cell>
          <table:table-cell office:value-type="float" office:value="2586" calcext:value-type="float">
            <text:p>2586</text:p>
          </table:table-cell>
        </table:table-row>
        <table:table-row table:style-name="ro1">
          <table:table-cell/>
          <table:table-cell office:value-type="string" calcext:value-type="string">
            <text:p>Jessica Ennis-Hill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/>
          <table:table-cell office:value-type="string" calcext:value-type="string">
            <text:p>Kahena Kunze</text:p>
          </table:table-cell>
          <table:table-cell office:value-type="float" office:value="2498" calcext:value-type="float">
            <text:p>2498</text:p>
          </table:table-cell>
        </table:table-row>
        <table:table-row table:style-name="ro1">
          <table:table-cell/>
          <table:table-cell office:value-type="string" calcext:value-type="string">
            <text:p>Dafne Schippers</text:p>
          </table:table-cell>
          <table:table-cell office:value-type="float" office:value="2453" calcext:value-type="float">
            <text:p>2453</text:p>
          </table:table-cell>
        </table:table-row>
        <table:table-row table:style-name="ro1">
          <table:table-cell/>
          <table:table-cell office:value-type="string" calcext:value-type="string">
            <text:p>Meaghan Benfeito</text:p>
          </table:table-cell>
          <table:table-cell office:value-type="float" office:value="2438" calcext:value-type="float">
            <text:p>2438</text:p>
          </table:table-cell>
        </table:table-row>
        <table:table-row table:style-name="ro1">
          <table:table-cell/>
          <table:table-cell office:value-type="string" calcext:value-type="string">
            <text:p>Astier Nicolas</text:p>
          </table:table-cell>
          <table:table-cell office:value-type="float" office:value="2416" calcext:value-type="float">
            <text:p>2416</text:p>
          </table:table-cell>
        </table:table-row>
        <table:table-row table:style-name="ro1">
          <table:table-cell/>
          <table:table-cell office:value-type="string" calcext:value-type="string">
            <text:p>Martine Grael</text:p>
          </table:table-cell>
          <table:table-cell office:value-type="float" office:value="2406" calcext:value-type="float">
            <text:p>2406</text:p>
          </table:table-cell>
        </table:table-row>
        <table:table-row table:style-name="ro1">
          <table:table-cell/>
          <table:table-cell office:value-type="string" calcext:value-type="string">
            <text:p>Tania Cagnotto</text:p>
          </table:table-cell>
          <table:table-cell office:value-type="float" office:value="2406" calcext:value-type="float">
            <text:p>2406</text:p>
          </table:table-cell>
        </table:table-row>
        <table:table-row table:style-name="ro1">
          <table:table-cell/>
          <table:table-cell office:value-type="string" calcext:value-type="string">
            <text:p>Maya Moore</text:p>
          </table:table-cell>
          <table:table-cell office:value-type="float" office:value="2393" calcext:value-type="float">
            <text:p>2393</text:p>
          </table:table-cell>
        </table:table-row>
        <table:table-row table:style-name="ro1">
          <table:table-cell/>
          <table:table-cell office:value-type="string" calcext:value-type="string">
            <text:p>Heather Stanning</text:p>
          </table:table-cell>
          <table:table-cell office:value-type="float" office:value="2326" calcext:value-type="float">
            <text:p>2326</text:p>
          </table:table-cell>
        </table:table-row>
        <table:table-row table:style-name="ro1">
          <table:table-cell/>
          <table:table-cell office:value-type="string" calcext:value-type="string">
            <text:p>Gwen Jorgensen</text:p>
          </table:table-cell>
          <table:table-cell office:value-type="float" office:value="2292" calcext:value-type="float">
            <text:p>2292</text:p>
          </table:table-cell>
        </table:table-row>
        <table:table-row table:style-name="ro1">
          <table:table-cell/>
          <table:table-cell office:value-type="string" calcext:value-type="string">
            <text:p>Poliana Okimoto</text:p>
          </table:table-cell>
          <table:table-cell office:value-type="float" office:value="2270" calcext:value-type="float">
            <text:p>2270</text:p>
          </table:table-cell>
        </table:table-row>
        <table:table-row table:style-name="ro1">
          <table:table-cell/>
          <table:table-cell office:value-type="string" calcext:value-type="string">
            <text:p>Chris Mears</text:p>
          </table:table-cell>
          <table:table-cell office:value-type="float" office:value="2253" calcext:value-type="float">
            <text:p>2253</text:p>
          </table:table-cell>
        </table:table-row>
        <table:table-row table:style-name="ro1">
          <table:table-cell/>
          <table:table-cell office:value-type="string" calcext:value-type="string">
            <text:p>Petra Kvitova</text:p>
          </table:table-cell>
          <table:table-cell office:value-type="float" office:value="2247" calcext:value-type="float">
            <text:p>2247</text:p>
          </table:table-cell>
        </table:table-row>
        <table:table-row table:style-name="ro1">
          <table:table-cell/>
          <table:table-cell office:value-type="string" calcext:value-type="string">
            <text:p>Charlotte Dujardin</text:p>
          </table:table-cell>
          <table:table-cell office:value-type="float" office:value="2241" calcext:value-type="float">
            <text:p>2241</text:p>
          </table:table-cell>
        </table:table-row>
        <table:table-row table:style-name="ro1">
          <table:table-cell/>
          <table:table-cell office:value-type="string" calcext:value-type="string">
            <text:p>Brianna Rollins</text:p>
          </table:table-cell>
          <table:table-cell office:value-type="float" office:value="2235" calcext:value-type="float">
            <text:p>2235</text:p>
          </table:table-cell>
        </table:table-row>
        <table:table-row table:style-name="ro1">
          <table:table-cell/>
          <table:table-cell office:value-type="string" calcext:value-type="string">
            <text:p>Aliya Mustafina</text:p>
          </table:table-cell>
          <table:table-cell office:value-type="float" office:value="2227" calcext:value-type="float">
            <text:p>2227</text:p>
          </table:table-cell>
        </table:table-row>
        <table:table-row table:style-name="ro1">
          <table:table-cell/>
          <table:table-cell office:value-type="string" calcext:value-type="string">
            <text:p>Yohan Blake</text:p>
          </table:table-cell>
          <table:table-cell office:value-type="float" office:value="2223" calcext:value-type="float">
            <text:p>2223</text:p>
          </table:table-cell>
        </table:table-row>
        <table:table-row table:style-name="ro1">
          <table:table-cell/>
          <table:table-cell office:value-type="string" calcext:value-type="string">
            <text:p>Kerron Clement</text:p>
          </table:table-cell>
          <table:table-cell office:value-type="float" office:value="2220" calcext:value-type="float">
            <text:p>2220</text:p>
          </table:table-cell>
        </table:table-row>
        <table:table-row table:style-name="ro1">
          <table:table-cell/>
          <table:table-cell office:value-type="string" calcext:value-type="string">
            <text:p>Eko Yuli Irawan</text:p>
          </table:table-cell>
          <table:table-cell office:value-type="float" office:value="2215" calcext:value-type="float">
            <text:p>2215</text:p>
          </table:table-cell>
        </table:table-row>
        <table:table-row table:style-name="ro1">
          <table:table-cell/>
          <table:table-cell office:value-type="string" calcext:value-type="string">
            <text:p>Kyrie Irving</text:p>
          </table:table-cell>
          <table:table-cell office:value-type="float" office:value="2209" calcext:value-type="float">
            <text:p>2209</text:p>
          </table:table-cell>
        </table:table-row>
        <table:table-row table:style-name="ro1">
          <table:table-cell/>
          <table:table-cell office:value-type="string" calcext:value-type="string">
            <text:p>Conseslus Kipruto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/>
          <table:table-cell office:value-type="string" calcext:value-type="string">
            <text:p>Gabriele Detti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/>
          <table:table-cell office:value-type="string" calcext:value-type="string">
            <text:p>Nur Tatar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/>
          <table:table-cell office:value-type="string" calcext:value-type="string">
            <text:p>Sofiane Oumiha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/>
          <table:table-cell office:value-type="string" calcext:value-type="string">
            <text:p>Carli Lloyd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/>
          <table:table-cell office:value-type="string" calcext:value-type="string">
            <text:p>Daniyar Ismayilov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/>
          <table:table-cell office:value-type="string" calcext:value-type="string">
            <text:p>Yasmani Copello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string" calcext:value-type="string">
            <text:p>Sunette Viljoen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/>
          <table:table-cell office:value-type="string" calcext:value-type="string">
            <text:p>Fabian Cancellara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/>
          <table:table-cell office:value-type="string" calcext:value-type="string">
            <text:p>Michael Jung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/>
          <table:table-cell office:value-type="string" calcext:value-type="string">
            <text:p>Mahiedine Mekhissi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/>
          <table:table-cell office:value-type="string" calcext:value-type="string">
            <text:p>Joe Joyce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/>
          <table:table-cell office:value-type="string" calcext:value-type="string">
            <text:p>Steele Johnson</text:p>
          </table:table-cell>
          <table:table-cell office:value-type="float" office:value="1881" calcext:value-type="float">
            <text:p>1881</text:p>
          </table:table-cell>
        </table:table-row>
        <table:table-row table:style-name="ro1">
          <table:table-cell/>
          <table:table-cell office:value-type="string" calcext:value-type="string">
            <text:p>Walace</text:p>
          </table:table-cell>
          <table:table-cell office:value-type="float" office:value="1871" calcext:value-type="float">
            <text:p>1871</text:p>
          </table:table-cell>
        </table:table-row>
        <table:table-row table:style-name="ro1">
          <table:table-cell/>
          <table:table-cell office:value-type="string" calcext:value-type="string">
            <text:p>Helen Glover</text:p>
          </table:table-cell>
          <table:table-cell office:value-type="float" office:value="1852" calcext:value-type="float">
            <text:p>1852</text:p>
          </table:table-cell>
        </table:table-row>
        <table:table-row table:style-name="ro1">
          <table:table-cell/>
          <table:table-cell office:value-type="string" calcext:value-type="string">
            <text:p>Eric Lamaze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/>
          <table:table-cell office:value-type="string" calcext:value-type="string">
            <text:p>Clarisse Agbegnenou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/>
          <table:table-cell office:value-type="string" calcext:value-type="string">
            <text:p>Stefany Hernandez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/>
          <table:table-cell office:value-type="string" calcext:value-type="string">
            <text:p>Jimmy Butler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/>
          <table:table-cell office:value-type="string" calcext:value-type="string">
            <text:p>Viktor Axelsen</text:p>
          </table:table-cell>
          <table:table-cell office:value-type="float" office:value="1804" calcext:value-type="float">
            <text:p>1804</text:p>
          </table:table-cell>
        </table:table-row>
        <table:table-row table:style-name="ro1">
          <table:table-cell/>
          <table:table-cell office:value-type="string" calcext:value-type="string">
            <text:p>Kristin Armstrong</text:p>
          </table:table-cell>
          <table:table-cell office:value-type="float" office:value="1789" calcext:value-type="float">
            <text:p>1789</text:p>
          </table:table-cell>
        </table:table-row>
        <table:table-row table:style-name="ro1">
          <table:table-cell/>
          <table:table-cell office:value-type="string" calcext:value-type="string">
            <text:p>Kylie Masse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/>
          <table:table-cell office:value-type="string" calcext:value-type="string">
            <text:p>Amy Tinkler</text:p>
          </table:table-cell>
          <table:table-cell office:value-type="float" office:value="1746" calcext:value-type="float">
            <text:p>1746</text:p>
          </table:table-cell>
        </table:table-row>
        <table:table-row table:style-name="ro1">
          <table:table-cell/>
          <table:table-cell office:value-type="string" calcext:value-type="string">
            <text:p>Ruth Jebet</text:p>
          </table:table-cell>
          <table:table-cell office:value-type="float" office:value="1735" calcext:value-type="float">
            <text:p>1735</text:p>
          </table:table-cell>
        </table:table-row>
        <table:table-row table:style-name="ro1">
          <table:table-cell/>
          <table:table-cell office:value-type="string" calcext:value-type="string">
            <text:p>Fabio Basile</text:p>
          </table:table-cell>
          <table:table-cell office:value-type="float" office:value="1734" calcext:value-type="float">
            <text:p>1734</text:p>
          </table:table-cell>
        </table:table-row>
        <table:table-row table:style-name="ro1">
          <table:table-cell/>
          <table:table-cell office:value-type="string" calcext:value-type="string">
            <text:p>Lisa Unruh</text:p>
          </table:table-cell>
          <table:table-cell office:value-type="float" office:value="1726" calcext:value-type="float">
            <text:p>1726</text:p>
          </table:table-cell>
        </table:table-row>
        <table:table-row table:style-name="ro1">
          <table:table-cell/>
          <table:table-cell office:value-type="string" calcext:value-type="string">
            <text:p>English Gardner</text:p>
          </table:table-cell>
          <table:table-cell office:value-type="float" office:value="1698" calcext:value-type="float">
            <text:p>1698</text:p>
          </table:table-cell>
        </table:table-row>
        <table:table-row table:style-name="ro1">
          <table:table-cell/>
          <table:table-cell office:value-type="string" calcext:value-type="string">
            <text:p>Kohei Uchimura</text:p>
          </table:table-cell>
          <table:table-cell office:value-type="float" office:value="1661" calcext:value-type="float">
            <text:p>1661</text:p>
          </table:table-cell>
        </table:table-row>
        <table:table-row table:style-name="ro1">
          <table:table-cell/>
          <table:table-cell office:value-type="string" calcext:value-type="string">
            <text:p>Christoph Harting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/>
          <table:table-cell office:value-type="string" calcext:value-type="string">
            <text:p>Arthur Mariano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/>
          <table:table-cell office:value-type="string" calcext:value-type="string">
            <text:p>Janine Beckie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/>
          <table:table-cell office:value-type="string" calcext:value-type="string">
            <text:p>Renato Augusto</text:p>
          </table:table-cell>
          <table:table-cell office:value-type="float" office:value="1613" calcext:value-type="float">
            <text:p>1613</text:p>
          </table:table-cell>
        </table:table-row>
        <table:table-row table:style-name="ro1">
          <table:table-cell/>
          <table:table-cell office:value-type="string" calcext:value-type="string">
            <text:p>Elis Ligtlee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/>
          <table:table-cell office:value-type="string" calcext:value-type="string">
            <text:p>Sarah Ourahmoune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/>
          <table:table-cell office:value-type="string" calcext:value-type="string">
            <text:p>Alistair Brownlee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/>
          <table:table-cell office:value-type="string" calcext:value-type="string">
            <text:p>Callum Skinner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/>
          <table:table-cell office:value-type="string" calcext:value-type="string">
            <text:p>Daniele Garozzo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/>
          <table:table-cell office:value-type="string" calcext:value-type="string">
            <text:p>Jean-Charles Valladont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/>
          <table:table-cell office:value-type="string" calcext:value-type="string">
            <text:p>Danell Leyva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/>
          <table:table-cell office:value-type="string" calcext:value-type="string">
            <text:p>Clayton Murphy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/>
          <table:table-cell office:value-type="string" calcext:value-type="string">
            <text:p>Missy Franklin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/>
          <table:table-cell office:value-type="string" calcext:value-type="string">
            <text:p>Draymond Green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/>
          <table:table-cell office:value-type="string" calcext:value-type="string">
            <text:p>Sarah Sjostrom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/>
          <table:table-cell office:value-type="string" calcext:value-type="string">
            <text:p>James Feigen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/>
          <table:table-cell office:value-type="string" calcext:value-type="string">
            <text:p>Jeff Henderson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/>
          <table:table-cell office:value-type="string" calcext:value-type="string">
            <text:p>Diana Taurasi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/>
          <table:table-cell office:value-type="string" calcext:value-type="string">
            <text:p>Sri Wahyuni Agustiani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/>
          <table:table-cell office:value-type="string" calcext:value-type="string">
            <text:p>Jazz Carlin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/>
          <table:table-cell office:value-type="string" calcext:value-type="string">
            <text:p>Andre de Grasse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/>
          <table:table-cell office:value-type="string" calcext:value-type="string">
            <text:p>Annalise Murphy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/>
          <table:table-cell office:value-type="string" calcext:value-type="string">
            <text:p>Nia Ali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/>
          <table:table-cell office:value-type="string" calcext:value-type="string">
            <text:p>Florent Manaudou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/>
          <table:table-cell office:value-type="string" calcext:value-type="string">
            <text:p>Sadiq Umar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/>
          <table:table-cell office:value-type="string" calcext:value-type="string">
            <text:p>Nijat Rahimov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/>
          <table:table-cell office:value-type="string" calcext:value-type="string">
            <text:p>Thiago Braz da Silva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/>
          <table:table-cell office:value-type="string" calcext:value-type="string">
            <text:p>Sally Conway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/>
          <table:table-cell office:value-type="string" calcext:value-type="string">
            <text:p>Eliza McCartney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/>
          <table:table-cell office:value-type="string" calcext:value-type="string">
            <text:p>Mathieu Lemoine</text:p>
          </table:table-cell>
          <table:table-cell office:value-type="float" office:value="1348" calcext:value-type="float">
            <text:p>1348</text:p>
          </table:table-cell>
        </table:table-row>
        <table:table-row table:style-name="ro1">
          <table:table-cell/>
          <table:table-cell office:value-type="string" calcext:value-type="string">
            <text:p>Anna van der Breggen</text:p>
          </table:table-cell>
          <table:table-cell office:value-type="float" office:value="1339" calcext:value-type="float">
            <text:p>1339</text:p>
          </table:table-cell>
        </table:table-row>
        <table:table-row table:style-name="ro1">
          <table:table-cell/>
          <table:table-cell office:value-type="string" calcext:value-type="string">
            <text:p>Dorian van Rijsselberghe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/>
          <table:table-cell office:value-type="string" calcext:value-type="string">
            <text:p>Artur Aleksanyan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/>
          <table:table-cell office:value-type="string" calcext:value-type="string">
            <text:p>Ayaka Takahashi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/>
          <table:table-cell office:value-type="string" calcext:value-type="string">
            <text:p>Greg Rutherford</text:p>
          </table:table-cell>
          <table:table-cell office:value-type="float" office:value="1296" calcext:value-type="float">
            <text:p>1296</text:p>
          </table:table-cell>
        </table:table-row>
        <table:table-row table:style-name="ro1">
          <table:table-cell/>
          <table:table-cell office:value-type="string" calcext:value-type="string">
            <text:p>Yarden Gerbi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/>
          <table:table-cell office:value-type="string" calcext:value-type="string">
            <text:p>Taoufik Makhloufi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/>
          <table:table-cell office:value-type="string" calcext:value-type="string">
            <text:p>Cameron van der Burgh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/>
          <table:table-cell office:value-type="string" calcext:value-type="string">
            <text:p>Roseline Filion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/>
          <table:table-cell office:value-type="string" calcext:value-type="string">
            <text:p>Kirani James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/>
          <table:table-cell office:value-type="string" calcext:value-type="string">
            <text:p>Emma Coburn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/>
          <table:table-cell office:value-type="string" calcext:value-type="string">
            <text:p>Sara Ahmed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/>
          <table:table-cell office:value-type="string" calcext:value-type="string">
            <text:p>Maddie Hinch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/>
          <table:table-cell office:value-type="string" calcext:value-type="string">
            <text:p>Tom Dumoulin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/>
          <table:table-cell office:value-type="string" calcext:value-type="string">
            <text:p>Pandelela Rinong Pamg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/>
          <table:table-cell office:value-type="string" calcext:value-type="string">
            <text:p>Ryan Held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/>
          <table:table-cell office:value-type="string" calcext:value-type="string">
            <text:p>Timo Boll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/>
          <table:table-cell office:value-type="string" calcext:value-type="string">
            <text:p>Misaki Matsutomo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/>
          <table:table-cell office:value-type="string" calcext:value-type="string">
            <text:p>Anna Korakaki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/>
          <table:table-cell office:value-type="string" calcext:value-type="string">
            <text:p>Pernille Blume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/>
          <table:table-cell office:value-type="string" calcext:value-type="string">
            <text:p>Bryony Page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/>
          <table:table-cell office:value-type="string" calcext:value-type="string">
            <text:p>Steve Johnson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/>
          <table:table-cell office:value-type="string" calcext:value-type="string">
            <text:p>Christine Sinclair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/>
          <table:table-cell office:value-type="string" calcext:value-type="string">
            <text:p>Philippe Rozier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/>
          <table:table-cell office:value-type="string" calcext:value-type="string">
            <text:p>Kayla Harrison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/>
          <table:table-cell office:value-type="string" calcext:value-type="string">
            <text:p>Fehaid Aldeehani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/>
          <table:table-cell office:value-type="string" calcext:value-type="string">
            <text:p>Genzebe Dibaba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/>
          <table:table-cell office:value-type="string" calcext:value-type="string">
            <text:p>Kristi Castlin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/>
          <table:table-cell office:value-type="string" calcext:value-type="string">
            <text:p>Henri Schoeman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/>
          <table:table-cell office:value-type="string" calcext:value-type="string">
            <text:p>Matt Kuchar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/>
          <table:table-cell office:value-type="string" calcext:value-type="string">
            <text:p>Gary O'Donovan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/>
          <table:table-cell office:value-type="string" calcext:value-type="string">
            <text:p>Liu Ying Goh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/>
          <table:table-cell office:value-type="string" calcext:value-type="string">
            <text:p>Hilary Caldwell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/>
          <table:table-cell office:value-type="string" calcext:value-type="string">
            <text:p>Mariana Pajon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/>
          <table:table-cell office:value-type="string" calcext:value-type="string">
            <text:p>Zeca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/>
          <table:table-cell office:value-type="string" calcext:value-type="string">
            <text:p>Cate Campbell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/>
          <table:table-cell office:value-type="string" calcext:value-type="string">
            <text:p>Charline Picon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/>
          <table:table-cell office:value-type="string" calcext:value-type="string">
            <text:p>David Boudia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/>
          <table:table-cell office:value-type="string" calcext:value-type="string">
            <text:p>Risako Kawai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/>
          <table:table-cell office:value-type="string" calcext:value-type="string">
            <text:p>Marcus Ellis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string" calcext:value-type="string">
            <text:p>Milos Teodosic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/>
          <table:table-cell office:value-type="string" calcext:value-type="string">
            <text:p>Ryan Crouser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/>
          <table:table-cell office:value-type="string" calcext:value-type="string">
            <text:p>Chris Langridge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/>
          <table:table-cell office:value-type="string" calcext:value-type="string">
            <text:p>Elia Viviani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/>
          <table:table-cell office:value-type="string" calcext:value-type="string">
            <text:p>Gonzalo Peillat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/>
          <table:table-cell office:value-type="string" calcext:value-type="string">
            <text:p>Rossella Fiamingo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/>
          <table:table-cell office:value-type="string" calcext:value-type="string">
            <text:p>Liam Heath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/>
          <table:table-cell office:value-type="string" calcext:value-type="string">
            <text:p>Pierre Houin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/>
          <table:table-cell office:value-type="string" calcext:value-type="string">
            <text:p>Nafissatou Thiam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/>
          <table:table-cell office:value-type="string" calcext:value-type="string">
            <text:p>Daniel Goodfellow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/>
          <table:table-cell office:value-type="string" calcext:value-type="string">
            <text:p>Peng Soon Chan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/>
          <table:table-cell office:value-type="string" calcext:value-type="string">
            <text:p>Oghenekaro Etebo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/>
          <table:table-cell office:value-type="string" calcext:value-type="string">
            <text:p>Gunnar Bentz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/>
          <table:table-cell office:value-type="string" calcext:value-type="string">
            <text:p>Rachele Bruni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/>
          <table:table-cell office:value-type="string" calcext:value-type="string">
            <text:p>Cody Miller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/>
          <table:table-cell office:value-type="string" calcext:value-type="string">
            <text:p>Mima Ito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/>
          <table:table-cell office:value-type="string" calcext:value-type="string">
            <text:p>Daryl Homer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/>
          <table:table-cell office:value-type="string" calcext:value-type="string">
            <text:p>Henrik Stenson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/>
          <table:table-cell office:value-type="string" calcext:value-type="string">
            <text:p>Hannah Mills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/>
          <table:table-cell office:value-type="string" calcext:value-type="string">
            <text:p>Caterine Ibarguen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/>
          <table:table-cell office:value-type="string" calcext:value-type="string">
            <text:p>Anita Wlodarczyk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/>
          <table:table-cell office:value-type="string" calcext:value-type="string">
            <text:p>Bruno Oscar Schmidt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/>
          <table:table-cell office:value-type="string" calcext:value-type="string">
            <text:p>Diana Bacosi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/>
          <table:table-cell office:value-type="string" calcext:value-type="string">
            <text:p>Shakur Stevenson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/>
          <table:table-cell office:value-type="string" calcext:value-type="string">
            <text:p>Jenny Rissveds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/>
          <table:table-cell office:value-type="string" calcext:value-type="string">
            <text:p>Kosuke Hagino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/>
          <table:table-cell office:value-type="string" calcext:value-type="string">
            <text:p>Odette Giuffrida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/>
          <table:table-cell office:value-type="string" calcext:value-type="string">
            <text:p>Ashley Spencer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/>
          <table:table-cell office:value-type="string" calcext:value-type="string">
            <text:p>Haruka Tachimoto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/>
          <table:table-cell office:value-type="string" calcext:value-type="string">
            <text:p>Martina Hingis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/>
          <table:table-cell office:value-type="string" calcext:value-type="string">
            <text:p>Sven Bender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/>
          <table:table-cell office:value-type="string" calcext:value-type="string">
            <text:p>Jack Conger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/>
          <table:table-cell office:value-type="string" calcext:value-type="string">
            <text:p>Thibaut Vallette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/>
          <table:table-cell office:value-type="string" calcext:value-type="string">
            <text:p>Christinna Pedersen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/>
          <table:table-cell office:value-type="string" calcext:value-type="string">
            <text:p>Ines Boubakri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/>
          <table:table-cell office:value-type="string" calcext:value-type="string">
            <text:p>Ismael Borrero Molina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/>
          <table:table-cell office:value-type="string" calcext:value-type="string">
            <text:p>Tina Trstenjak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/>
          <table:table-cell office:value-type="string" calcext:value-type="string">
            <text:p>Giles Scott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/>
          <table:table-cell office:value-type="string" calcext:value-type="string">
            <text:p>Kathleen Baker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/>
          <table:table-cell office:value-type="string" calcext:value-type="string">
            <text:p>Ricky Rubio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/>
          <table:table-cell office:value-type="string" calcext:value-type="string">
            <text:p>Robert Bauer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/>
          <table:table-cell office:value-type="string" calcext:value-type="string">
            <text:p>Chloe Esposito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/>
          <table:table-cell office:value-type="string" calcext:value-type="string">
            <text:p>Gauthier Grumier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/>
          <table:table-cell office:value-type="string" calcext:value-type="string">
            <text:p>Saskia Clark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/>
          <table:table-cell office:value-type="string" calcext:value-type="string">
            <text:p>Will Claye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/>
          <table:table-cell office:value-type="string" calcext:value-type="string">
            <text:p>Nile Wilson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/>
          <table:table-cell office:value-type="string" calcext:value-type="string">
            <text:p>Jack Sock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/>
          <table:table-cell office:value-type="string" calcext:value-type="string">
            <text:p>Kyle Lowry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/>
          <table:table-cell office:value-type="string" calcext:value-type="string">
            <text:p>Alba Torrens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string" calcext:value-type="string">
            <text:p>Kaori Icho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/>
          <table:table-cell office:value-type="string" calcext:value-type="string">
            <text:p>Matthew Centrowitz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/>
          <table:table-cell office:value-type="string" calcext:value-type="string">
            <text:p>Kianoush Rostami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/>
          <table:table-cell office:value-type="string" calcext:value-type="string">
            <text:p>Ivan Zaytsev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/>
          <table:table-cell office:value-type="string" calcext:value-type="string">
            <text:p>Leah Smith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/>
          <table:table-cell office:value-type="string" calcext:value-type="string">
            <text:p>Catharine Pendrel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/>
          <table:table-cell office:value-type="string" calcext:value-type="string">
            <text:p>John Obi Mikel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/>
          <table:table-cell office:value-type="string" calcext:value-type="string">
            <text:p>Inbee Park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/>
          <table:table-cell office:value-type="string" calcext:value-type="string">
            <text:p>Francine Niyonsaba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/>
          <table:table-cell office:value-type="string" calcext:value-type="string">
            <text:p>Marc-Antoine Olivier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/>
          <table:table-cell office:value-type="string" calcext:value-type="string">
            <text:p>Melissa Tancredi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/>
          <table:table-cell office:value-type="string" calcext:value-type="string">
            <text:p>Gregorio Paltrinieri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/>
          <table:table-cell office:value-type="string" calcext:value-type="string">
            <text:p>Nils Petersen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/>
          <table:table-cell office:value-type="string" calcext:value-type="string">
            <text:p>Conor Dwyer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/>
          <table:table-cell office:value-type="string" calcext:value-type="string">
            <text:p>Misun Choi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/>
          <table:table-cell office:value-type="string" calcext:value-type="string">
            <text:p>Kevin Staut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/>
          <table:table-cell office:value-type="string" calcext:value-type="string">
            <text:p>Lutalo Muhammad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/>
          <table:table-cell office:value-type="string" calcext:value-type="string">
            <text:p>Sukanya Srisurat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/>
          <table:table-cell office:value-type="string" calcext:value-type="string">
            <text:p>Evan Jager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/>
          <table:table-cell office:value-type="string" calcext:value-type="string">
            <text:p>Townley Haas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/>
          <table:table-cell office:value-type="string" calcext:value-type="string">
            <text:p>Laura Glauser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/>
          <table:table-cell office:value-type="string" calcext:value-type="string">
            <text:p>Emma McKeon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/>
          <table:table-cell office:value-type="string" calcext:value-type="string">
            <text:p>Felipe Anderson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/>
          <table:table-cell office:value-type="string" calcext:value-type="string">
            <text:p>Ami Kondo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/>
          <table:table-cell office:value-type="string" calcext:value-type="string">
            <text:p>Rodrigo Caio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/>
          <table:table-cell office:value-type="string" calcext:value-type="string">
            <text:p>Daniele Lupo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/>
          <table:table-cell office:value-type="string" calcext:value-type="string">
            <text:p>Khasan Khalmurzaev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/>
          <table:table-cell office:value-type="string" calcext:value-type="string">
            <text:p>Anicka van Emden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/>
          <table:table-cell office:value-type="string" calcext:value-type="string">
            <text:p>Jackie Galloway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/>
          <table:table-cell office:value-type="string" calcext:value-type="string">
            <text:p>Shericka Jackson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/>
          <table:table-cell office:value-type="string" calcext:value-type="string">
            <text:p>Patricia Obee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/>
          <table:table-cell office:value-type="string" calcext:value-type="string">
            <text:p>Oktawia Nowacka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/>
          <table:table-cell office:value-type="string" calcext:value-type="string">
            <text:p>Lindsay Jennerich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/>
          <table:table-cell office:value-type="string" calcext:value-type="string">
            <text:p>Dimitri Bascou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/>
          <table:table-cell office:value-type="string" calcext:value-type="string">
            <text:p>Mashu Baker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/>
          <table:table-cell office:value-type="string" calcext:value-type="string">
            <text:p>Ekaterina Makarova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/>
          <table:table-cell office:value-type="string" calcext:value-type="string">
            <text:p>Andrija Prlainovic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/>
          <table:table-cell office:value-type="string" calcext:value-type="string">
            <text:p>Catherine Skinner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/>
          <table:table-cell office:value-type="string" calcext:value-type="string">
            <text:p>Anna Meares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/>
          <table:table-cell office:value-type="string" calcext:value-type="string">
            <text:p>Margarita Mamun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/>
          <table:table-cell office:value-type="string" calcext:value-type="string">
            <text:p>Chiara Cainero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/>
          <table:table-cell office:value-type="string" calcext:value-type="string">
            <text:p>Paul O'Donovan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/>
          <table:table-cell office:value-type="string" calcext:value-type="string">
            <text:p>Ferry Weertman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/>
          <table:table-cell office:value-type="string" calcext:value-type="string">
            <text:p>James Guy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/>
          <table:table-cell office:value-type="string" calcext:value-type="string">
            <text:p>Rajeev Ram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/>
          <table:table-cell office:value-type="string" calcext:value-type="string">
            <text:p>Sopita Tanasan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/>
          <table:table-cell office:value-type="string" calcext:value-type="string">
            <text:p>Joahnys Argilagos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/>
          <table:table-cell office:value-type="string" calcext:value-type="string">
            <text:p>Allison Schmitt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/>
          <table:table-cell office:value-type="string" calcext:value-type="string">
            <text:p>Kristina Vogel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/>
          <table:table-cell office:value-type="string" calcext:value-type="string">
            <text:p>Barbara Engleder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/>
          <table:table-cell office:value-type="string" calcext:value-type="string">
            <text:p>Caeleb Dressel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/>
          <table:table-cell office:value-type="string" calcext:value-type="string">
            <text:p>Asafa Powell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/>
          <table:table-cell office:value-type="string" calcext:value-type="string">
            <text:p>Greg van Avermaet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/>
          <table:table-cell office:value-type="string" calcext:value-type="string">
            <text:p>Sara Kolak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/>
          <table:table-cell office:value-type="string" calcext:value-type="string">
            <text:p>Nickel Ashmeade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/>
          <table:table-cell office:value-type="string" calcext:value-type="string">
            <text:p>Lucas Vila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/>
          <table:table-cell office:value-type="string" calcext:value-type="string">
            <text:p>Oleg Verniaiev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/>
          <table:table-cell office:value-type="string" calcext:value-type="string">
            <text:p>Sophie Hitchon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/>
          <table:table-cell office:value-type="string" calcext:value-type="string">
            <text:p>Cyrille Maret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/>
          <table:table-cell office:value-type="string" calcext:value-type="string">
            <text:p>Madison Kocian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/>
          <table:table-cell office:value-type="string" calcext:value-type="string">
            <text:p>Gabriele Rossetti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/>
          <table:table-cell office:value-type="string" calcext:value-type="string">
            <text:p>Valerie Adams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string" calcext:value-type="string">
            <text:p>DeMarcus Cousins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string" calcext:value-type="string">
            <text:p>Aminu Umar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/>
          <table:table-cell office:value-type="string" calcext:value-type="string">
            <text:p>Tom Burton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/>
          <table:table-cell office:value-type="string" calcext:value-type="string">
            <text:p>Hasanboy Dusmatov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/>
          <table:table-cell office:value-type="string" calcext:value-type="string">
            <text:p>Katy Marchant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/>
          <table:table-cell office:value-type="string" calcext:value-type="string">
            <text:p>Sam Kendricks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/>
          <table:table-cell office:value-type="string" calcext:value-type="string">
            <text:p>Joshua Buatsi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/>
          <table:table-cell office:value-type="string" calcext:value-type="string">
            <text:p>Robeisy Ramirez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/>
          <table:table-cell office:value-type="string" calcext:value-type="string">
            <text:p>Tianna Bartoletta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/>
          <table:table-cell office:value-type="string" calcext:value-type="string">
            <text:p>Alexis Raynaud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/>
          <table:table-cell office:value-type="string" calcext:value-type="string">
            <text:p>Kira Walkenhorst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/>
          <table:table-cell office:value-type="string" calcext:value-type="string">
            <text:p>Bektemir Melikuziev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/>
          <table:table-cell office:value-type="string" calcext:value-type="string">
            <text:p>Ashleigh Johnson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/>
          <table:table-cell office:value-type="string" calcext:value-type="string">
            <text:p>Owain Doull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/>
          <table:table-cell office:value-type="string" calcext:value-type="string">
            <text:p>Daniel Jerent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/>
          <table:table-cell office:value-type="string" calcext:value-type="string">
            <text:p>Shuyin Zheng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/>
          <table:table-cell office:value-type="string" calcext:value-type="string">
            <text:p>Maxime Beaumont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/>
          <table:table-cell office:value-type="string" calcext:value-type="string">
            <text:p>Dmitriy Balandin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/>
          <table:table-cell office:value-type="string" calcext:value-type="string">
            <text:p>Karim Laghouag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/>
          <table:table-cell office:value-type="string" calcext:value-type="string">
            <text:p>Phillip Dutton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/>
          <table:table-cell office:value-type="string" calcext:value-type="string">
            <text:p>Jemima Jelagat Sumgong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/>
          <table:table-cell office:value-type="string" calcext:value-type="string">
            <text:p>David Plummer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/>
          <table:table-cell office:value-type="string" calcext:value-type="string">
            <text:p>David Florence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/>
          <table:table-cell office:value-type="string" calcext:value-type="string">
            <text:p>Javon Francis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/>
          <table:table-cell office:value-type="string" calcext:value-type="string">
            <text:p>Harrison Barnes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/>
          <table:table-cell office:value-type="string" calcext:value-type="string">
            <text:p>Laura Ludwig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/>
          <table:table-cell office:value-type="string" calcext:value-type="string">
            <text:p>Melina Robert-Michon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/>
          <table:table-cell office:value-type="string" calcext:value-type="string">
            <text:p>Dana Vollmer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/>
          <table:table-cell office:value-type="string" calcext:value-type="string">
            <text:p>Paolo Nicolai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/>
          <table:table-cell office:value-type="string" calcext:value-type="string">
            <text:p>Lawrence Brittain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/>
          <table:table-cell office:value-type="string" calcext:value-type="string">
            <text:p>Marco Innocenti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/>
          <table:table-cell office:value-type="string" calcext:value-type="string">
            <text:p>Caleb Paine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/>
          <table:table-cell office:value-type="string" calcext:value-type="string">
            <text:p>Jean Quiquampoix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/>
          <table:table-cell office:value-type="string" calcext:value-type="string">
            <text:p>Shaun Keeling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/>
          <table:table-cell office:value-type="string" calcext:value-type="string">
            <text:p>Natasha Hastings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/>
          <table:table-cell office:value-type="string" calcext:value-type="string">
            <text:p>Shakhobidin Zoirov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/>
          <table:table-cell office:value-type="string" calcext:value-type="string">
            <text:p>Chase Kalisz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/>
          <table:table-cell office:value-type="string" calcext:value-type="string">
            <text:p>Kate Richardson-Walsh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/>
          <table:table-cell office:value-type="string" calcext:value-type="string">
            <text:p>James Davies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Alexandra Raisman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/>
          <table:table-cell office:value-type="string" calcext:value-type="string">
            <text:p>Travis Stevens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/>
          <table:table-cell office:value-type="string" calcext:value-type="string">
            <text:p>Douglas Santos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/>
          <table:table-cell office:value-type="string" calcext:value-type="string">
            <text:p>Jonathan Brownlee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/>
          <table:table-cell office:value-type="string" calcext:value-type="string">
            <text:p>Gil Roberts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/>
          <table:table-cell office:value-type="string" calcext:value-type="string">
            <text:p>Melanie Behringer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/>
          <table:table-cell office:value-type="string" calcext:value-type="string">
            <text:p>Lydia Ko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/>
          <table:table-cell office:value-type="string" calcext:value-type="string">
            <text:p>Marit Bouwmeester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/>
          <table:table-cell office:value-type="string" calcext:value-type="string">
            <text:p>Brady Ellison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/>
          <table:table-cell office:value-type="string" calcext:value-type="string">
            <text:p>Daiya Seto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/>
          <table:table-cell office:value-type="string" calcext:value-type="string">
            <text:p>Rafal Majka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/>
          <table:table-cell office:value-type="string" calcext:value-type="string">
            <text:p>Veronica Campbell-Brown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/>
          <table:table-cell office:value-type="string" calcext:value-type="string">
            <text:p>Daniyar Yeleussinov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/>
          <table:table-cell office:value-type="string" calcext:value-type="string">
            <text:p>Sabah Shariati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/>
          <table:table-cell office:value-type="string" calcext:value-type="string">
            <text:p>Ignacio Ortiz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/>
          <table:table-cell office:value-type="string" calcext:value-type="string">
            <text:p>Corey Cogdell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/>
          <table:table-cell office:value-type="string" calcext:value-type="string">
            <text:p>Gabriel Barbosa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/>
          <table:table-cell office:value-type="string" calcext:value-type="string">
            <text:p>Ekaterini Stefanidi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/>
          <table:table-cell office:value-type="string" calcext:value-type="string">
            <text:p>Sebastian Brendel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/>
          <table:table-cell office:value-type="string" calcext:value-type="string">
            <text:p>Deanne Rose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/>
          <table:table-cell office:value-type="string" calcext:value-type="string">
            <text:p>Pieter Timmers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/>
          <table:table-cell office:value-type="string" calcext:value-type="string">
            <text:p>Phyllis Francis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/>
          <table:table-cell office:value-type="string" calcext:value-type="string">
            <text:p>Yana Egorian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/>
          <table:table-cell office:value-type="string" calcext:value-type="string">
            <text:p>Julian Brandt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/>
          <table:table-cell office:value-type="string" calcext:value-type="string">
            <text:p>Tamas Kenderesi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/>
          <table:table-cell office:value-type="string" calcext:value-type="string">
            <text:p>Yana Kudryavtseva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/>
          <table:table-cell office:value-type="string" calcext:value-type="string">
            <text:p>Alexander Massialas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/>
          <table:table-cell office:value-type="string" calcext:value-type="string">
            <text:p>Jun Mizutani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/>
          <table:table-cell office:value-type="string" calcext:value-type="string">
            <text:p>Piotr Malachowski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/>
          <table:table-cell office:value-type="string" calcext:value-type="string">
            <text:p>Marta Walczykiewicz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/>
          <table:table-cell office:value-type="string" calcext:value-type="string">
            <text:p>Laszlo Cseh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/>
          <table:table-cell office:value-type="string" calcext:value-type="string">
            <text:p>Felipe Reyes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/>
          <table:table-cell office:value-type="string" calcext:value-type="string">
            <text:p>Daniel Narcisse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/>
          <table:table-cell office:value-type="string" calcext:value-type="string">
            <text:p>Horia Tecau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/>
          <table:table-cell office:value-type="string" calcext:value-type="string">
            <text:p>Nouchka Fontijn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/>
          <table:table-cell office:value-type="string" calcext:value-type="string">
            <text:p>Sophie Schmidt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/>
          <table:table-cell office:value-type="string" calcext:value-type="string">
            <text:p>Laia Palau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/>
          <table:table-cell office:value-type="string" calcext:value-type="string">
            <text:p>Vicky Holland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/>
          <table:table-cell office:value-type="string" calcext:value-type="string">
            <text:p>Steven Burke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/>
          <table:table-cell office:value-type="string" calcext:value-type="string">
            <text:p>Barbora Strycova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/>
          <table:table-cell office:value-type="string" calcext:value-type="string">
            <text:p>Filippo Lanza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/>
          <table:table-cell office:value-type="string" calcext:value-type="string">
            <text:p>Simone Giannelli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/>
          <table:table-cell office:value-type="string" calcext:value-type="string">
            <text:p>Keshorn Walcott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/>
          <table:table-cell office:value-type="string" calcext:value-type="string">
            <text:p>Aron Szilagyi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/>
          <table:table-cell office:value-type="string" calcext:value-type="string">
            <text:p>Fiona Bigwood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/>
          <table:table-cell office:value-type="string" calcext:value-type="string">
            <text:p>Elena Delle Donne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/>
          <table:table-cell office:value-type="string" calcext:value-type="string">
            <text:p>Nino Schurter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/>
          <table:table-cell office:value-type="string" calcext:value-type="string">
            <text:p>Beslan Mudranov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/>
          <table:table-cell office:value-type="string" calcext:value-type="string">
            <text:p>Thiago Maia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/>
          <table:table-cell office:value-type="string" calcext:value-type="string">
            <text:p>Isabell Werth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/>
          <table:table-cell office:value-type="string" calcext:value-type="string">
            <text:p>Davor Stefanek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/>
          <table:table-cell office:value-type="string" calcext:value-type="string">
            <text:p>Connor Fields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/>
          <table:table-cell office:value-type="string" calcext:value-type="string">
            <text:p>Saul Craviotto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/>
          <table:table-cell office:value-type="string" calcext:value-type="string">
            <text:p>Florin Mergea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/>
          <table:table-cell office:value-type="string" calcext:value-type="string">
            <text:p>Aaron Brown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/>
          <table:table-cell office:value-type="string" calcext:value-type="string">
            <text:p>Sue Bird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/>
          <table:table-cell office:value-type="string" calcext:value-type="string">
            <text:p>Dong Dong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/>
          <table:table-cell office:value-type="string" calcext:value-type="string">
            <text:p>Ahmad Abughaush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/>
          <table:table-cell office:value-type="string" calcext:value-type="string">
            <text:p>Nick Dempsey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/>
          <table:table-cell office:value-type="string" calcext:value-type="string">
            <text:p>Connor Jaeger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/>
          <table:table-cell office:value-type="string" calcext:value-type="string">
            <text:p>Karolina Naja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/>
          <table:table-cell office:value-type="string" calcext:value-type="string">
            <text:p>Eleftherios Petrounias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/>
          <table:table-cell office:value-type="string" calcext:value-type="string">
            <text:p>Mohamed Farah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/>
          <table:table-cell office:value-type="string" calcext:value-type="string">
            <text:p>Sam Cross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/>
          <table:table-cell office:value-type="string" calcext:value-type="string">
            <text:p>Daniel Jasinski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/>
          <table:table-cell office:value-type="string" calcext:value-type="string">
            <text:p>Helen Richardson-Walsh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/>
          <table:table-cell office:value-type="string" calcext:value-type="string">
            <text:p>Ai Fukuhar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Matej Toth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Shakhram Giyasov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/>
          <table:table-cell office:value-type="string" calcext:value-type="string">
            <text:p>Sandi Morris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/>
          <table:table-cell office:value-type="string" calcext:value-type="string">
            <text:p>Bronte Campbell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/>
          <table:table-cell office:value-type="string" calcext:value-type="string">
            <text:p>Wojciech Nowicki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/>
          <table:table-cell office:value-type="string" calcext:value-type="string">
            <text:p>Kevin Cordes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/>
          <table:table-cell office:value-type="string" calcext:value-type="string">
            <text:p>Lucie Safarova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/>
          <table:table-cell office:value-type="string" calcext:value-type="string">
            <text:p>Dina Asher-Smith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/>
          <table:table-cell office:value-type="string" calcext:value-type="string">
            <text:p>Maria Paseka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/>
          <table:table-cell office:value-type="string" calcext:value-type="string">
            <text:p>Jakob Fuglsang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/>
          <table:table-cell office:value-type="string" calcext:value-type="string">
            <text:p>Charlotte Caslick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/>
          <table:table-cell office:value-type="string" calcext:value-type="string">
            <text:p>Ghislaine Landry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/>
          <table:table-cell office:value-type="string" calcext:value-type="string">
            <text:p>Ivan Dychko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/>
          <table:table-cell office:value-type="string" calcext:value-type="string">
            <text:p>Peder Fredricson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/>
          <table:table-cell office:value-type="string" calcext:value-type="string">
            <text:p>Siobhan-Marie O'Connor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/>
          <table:table-cell office:value-type="string" calcext:value-type="string">
            <text:p>Marwa Amri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/>
          <table:table-cell office:value-type="string" calcext:value-type="string">
            <text:p>Christania Williams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/>
          <table:table-cell office:value-type="string" calcext:value-type="string">
            <text:p>Saori Yoshida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/>
          <table:table-cell office:value-type="string" calcext:value-type="string">
            <text:p>Josua Tuisova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/>
          <table:table-cell office:value-type="string" calcext:value-type="string">
            <text:p>Hamish Bond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/>
          <table:table-cell office:value-type="string" calcext:value-type="string">
            <text:p>Fazliddin Gaibnazarov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/>
          <table:table-cell office:value-type="string" calcext:value-type="string">
            <text:p>Lisa Carrington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/>
          <table:table-cell office:value-type="string" calcext:value-type="string">
            <text:p>Dimitrij Ovtcharov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/>
          <table:table-cell office:value-type="string" calcext:value-type="string">
            <text:p>Eric Murray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/>
          <table:table-cell office:value-type="string" calcext:value-type="string">
            <text:p>Dzsenifer Marozsan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/>
          <table:table-cell office:value-type="string" calcext:value-type="string">
            <text:p>Riza Kayaalp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/>
          <table:table-cell office:value-type="string" calcext:value-type="string">
            <text:p>Sandra Perkovic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/>
          <table:table-cell office:value-type="string" calcext:value-type="string">
            <text:p>Tirunesh Dibaba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/>
          <table:table-cell office:value-type="string" calcext:value-type="string">
            <text:p>Olga Kharlan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/>
          <table:table-cell office:value-type="string" calcext:value-type="string">
            <text:p>Evgeny Tishchenko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  <table:table-cell office:value-type="string" calcext:value-type="string">
            <text:p>Enzo Lefort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/>
          <table:table-cell office:value-type="string" calcext:value-type="string">
            <text:p>Tijana Bogdanovic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/>
          <table:table-cell office:value-type="string" calcext:value-type="string">
            <text:p>Emma Johansson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string" calcext:value-type="string">
            <text:p>Ellia Green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/>
          <table:table-cell office:value-type="string" calcext:value-type="string">
            <text:p>Vladimir Nikitin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/>
          <table:table-cell office:value-type="string" calcext:value-type="string">
            <text:p>Monika Karsch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/>
          <table:table-cell office:value-type="string" calcext:value-type="string">
            <text:p>Philip Hindes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/>
          <table:table-cell office:value-type="string" calcext:value-type="string">
            <text:p>Davit Chakvetadze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/>
          <table:table-cell office:value-type="string" calcext:value-type="string">
            <text:p>Mira Potkonen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string" calcext:value-type="string">
            <text:p>Ikhtiyor Navruzov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string" calcext:value-type="string">
            <text:p>Timo Horn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string" calcext:value-type="string">
            <text:p>Taylor Worth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/>
          <table:table-cell office:value-type="string" calcext:value-type="string">
            <text:p>Brendon Rodney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/>
          <table:table-cell office:value-type="string" calcext:value-type="string">
            <text:p>Jon Schofield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/>
          <table:table-cell office:value-type="string" calcext:value-type="string">
            <text:p>Gauthier Klauss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/>
          <table:table-cell office:value-type="string" calcext:value-type="string">
            <text:p>Thomas Rohler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/>
          <table:table-cell office:value-type="string" calcext:value-type="string">
            <text:p>Yannick Borel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/>
          <table:table-cell office:value-type="string" calcext:value-type="string">
            <text:p>Christian Reitz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/>
          <table:table-cell office:value-type="string" calcext:value-type="string">
            <text:p>Alexey Denisenko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/>
          <table:table-cell office:value-type="string" calcext:value-type="string">
            <text:p>German Sanchez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/>
          <table:table-cell office:value-type="string" calcext:value-type="string">
            <text:p>Osea Kolinisau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/>
          <table:table-cell office:value-type="string" calcext:value-type="string">
            <text:p>Boniface Mucheru Tumuti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/>
          <table:table-cell office:value-type="string" calcext:value-type="string">
            <text:p>Camille Lecointre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/>
          <table:table-cell office:value-type="string" calcext:value-type="string">
            <text:p>Jared Tallent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string" calcext:value-type="string">
            <text:p>Carl Hester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/>
          <table:table-cell office:value-type="string" calcext:value-type="string">
            <text:p>Maddison Keeney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string" calcext:value-type="string">
            <text:p>Audrey Tcheumeo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/>
          <table:table-cell office:value-type="string" calcext:value-type="string">
            <text:p>Bethanie Mattek-Sands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string" calcext:value-type="string">
            <text:p>Shuai Zhao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/>
          <table:table-cell office:value-type="string" calcext:value-type="string">
            <text:p>Dane Bird-Smith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/>
          <table:table-cell office:value-type="string" calcext:value-type="string">
            <text:p>Eva Calvo Gomez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/>
          <table:table-cell office:value-type="string" calcext:value-type="string">
            <text:p>Giovanni Pellielo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string" calcext:value-type="string">
            <text:p>Ilse Paulis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string" calcext:value-type="string">
            <text:p>Nikola Mirotic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/>
          <table:table-cell office:value-type="string" calcext:value-type="string">
            <text:p>Cameron McEvoy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/>
          <table:table-cell office:value-type="string" calcext:value-type="string">
            <text:p>Kimia Alizadeh Zenoorin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/>
          <table:table-cell office:value-type="string" calcext:value-type="string">
            <text:p>Natalia Madaj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/>
          <table:table-cell office:value-type="string" calcext:value-type="string">
            <text:p>Elisa Longo Borghini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/>
          <table:table-cell office:value-type="string" calcext:value-type="string">
            <text:p>Osmany Juantorena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/>
          <table:table-cell office:value-type="string" calcext:value-type="string">
            <text:p>Matthias Ginter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/>
          <table:table-cell office:value-type="string" calcext:value-type="string">
            <text:p>Denis Gargaud Chanut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/>
          <table:table-cell office:value-type="string" calcext:value-type="string">
            <text:p>Rie Kaneto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/>
          <table:table-cell office:value-type="string" calcext:value-type="string">
            <text:p>Maaike Head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/>
          <table:table-cell office:value-type="string" calcext:value-type="string">
            <text:p>Amandine Leynaud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/>
          <table:table-cell office:value-type="string" calcext:value-type="string">
            <text:p>Victoria Thornley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/>
          <table:table-cell office:value-type="string" calcext:value-type="string">
            <text:p>Sohrab Moradi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Steven Scott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Joe Kovacs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/>
          <table:table-cell office:value-type="string" calcext:value-type="string">
            <text:p>David Verburg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/>
          <table:table-cell office:value-type="string" calcext:value-type="string">
            <text:p>Jelle van Gorkom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/>
          <table:table-cell office:value-type="string" calcext:value-type="string">
            <text:p>Niccolo Campriani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/>
          <table:table-cell office:value-type="string" calcext:value-type="string">
            <text:p>Brittney Reese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/>
          <table:table-cell office:value-type="string" calcext:value-type="string">
            <text:p>Mahe Drysdale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/>
          <table:table-cell office:value-type="string" calcext:value-type="string">
            <text:p>Robson Conceicao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string" calcext:value-type="string">
            <text:p>Lasha Talakhadze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/>
          <table:table-cell office:value-type="string" calcext:value-type="string">
            <text:p>Chris Brown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string" calcext:value-type="string">
            <text:p>Max Rendschmidt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Nilla Fischer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Melanie Leupolz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/>
          <table:table-cell office:value-type="string" calcext:value-type="string">
            <text:p>Hedaya Wahba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/>
          <table:table-cell office:value-type="string" calcext:value-type="string">
            <text:p>Elodie Clouvel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/>
          <table:table-cell office:value-type="string" calcext:value-type="string">
            <text:p>Emily Overholt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/>
          <table:table-cell office:value-type="string" calcext:value-type="string">
            <text:p>Selim Yasar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/>
          <table:table-cell office:value-type="string" calcext:value-type="string">
            <text:p>Hirooki Arai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string" calcext:value-type="string">
            <text:p>Shohei Ono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string" calcext:value-type="string">
            <text:p>Alison Cerutti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/>
          <table:table-cell office:value-type="string" calcext:value-type="string">
            <text:p>Bogdan Bogdanovic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/>
          <table:table-cell office:value-type="string" calcext:value-type="string">
            <text:p>Haby Niare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/>
          <table:table-cell office:value-type="string" calcext:value-type="string">
            <text:p>Jean-Michel Lucenay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/>
          <table:table-cell office:value-type="string" calcext:value-type="string">
            <text:p>Hyeri Oh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/>
          <table:table-cell office:value-type="string" calcext:value-type="string">
            <text:p>Manon Houette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/>
          <table:table-cell office:value-type="string" calcext:value-type="string">
            <text:p>Madeline Groves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string" calcext:value-type="string">
            <text:p>Mohammed Rabii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string" calcext:value-type="string">
            <text:p>Oussama Oueslati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string" calcext:value-type="string">
            <text:p>Uladzislau Hancharou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string" calcext:value-type="string">
            <text:p>Taehun Kim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/>
          <table:table-cell office:value-type="string" calcext:value-type="string">
            <text:p>Iurii Cheban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/>
          <table:table-cell office:value-type="string" calcext:value-type="string">
            <text:p>Felipe Almeida Wu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/>
          <table:table-cell office:value-type="string" calcext:value-type="string">
            <text:p>Penelope Leprevost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/>
          <table:table-cell office:value-type="string" calcext:value-type="string">
            <text:p>Sandra Auffarth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/>
          <table:table-cell office:value-type="string" calcext:value-type="string">
            <text:p>Koki Niwa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string" calcext:value-type="string">
            <text:p>Elinor Barker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string" calcext:value-type="string">
            <text:p>Mijain Lopez Nunez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/>
          <table:table-cell office:value-type="string" calcext:value-type="string">
            <text:p>Lauren Hernandez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/>
          <table:table-cell office:value-type="string" calcext:value-type="string">
            <text:p>Astou Ndour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/>
          <table:table-cell office:value-type="string" calcext:value-type="string">
            <text:p>Denia Caballero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string" calcext:value-type="string">
            <text:p>Josh Prenot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string" calcext:value-type="string">
            <text:p>Kenzo Shirai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Tawin Hanprab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/>
          <table:table-cell office:value-type="string" calcext:value-type="string">
            <text:p>Kelsi Worrell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/>
          <table:table-cell office:value-type="string" calcext:value-type="string">
            <text:p>Madeline Dirado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/>
          <table:table-cell office:value-type="string" calcext:value-type="string">
            <text:p>Idalys Ortiz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string" calcext:value-type="string">
            <text:p>Mare Dibaba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string" calcext:value-type="string">
            <text:p>Sergiu Toma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/>
          <table:table-cell office:value-type="string" calcext:value-type="string">
            <text:p>Mikkel Hansen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string" calcext:value-type="string">
            <text:p>Qian Re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string" calcext:value-type="string">
            <text:p>Brankica Mihajlovic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/>
          <table:table-cell office:value-type="string" calcext:value-type="string">
            <text:p>Jan Vandrey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/>
          <table:table-cell office:value-type="string" calcext:value-type="string">
            <text:p>Damir Martin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/>
          <table:table-cell office:value-type="string" calcext:value-type="string">
            <text:p>Chantal Van Landeghem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Fabian Hambuechen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Murodjon Akhmadaliev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Alexandra Popp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/>
          <table:table-cell office:value-type="string" calcext:value-type="string">
            <text:p>Ingrid Klimke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/>
          <table:table-cell office:value-type="string" calcext:value-type="string">
            <text:p>Mike Hixon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/>
          <table:table-cell office:value-type="string" calcext:value-type="string">
            <text:p>Lars Bender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/>
          <table:table-cell office:value-type="string" calcext:value-type="string">
            <text:p>Sumiya Dorjsuren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/>
          <table:table-cell office:value-type="string" calcext:value-type="string">
            <text:p>Novlene Williams-Mills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string" calcext:value-type="string">
            <text:p>Panipak Wongpattanakit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string" calcext:value-type="string">
            <text:p>Emese Szasz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string" calcext:value-type="string">
            <text:p>Lidia Valentin Perez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string" calcext:value-type="string">
            <text:p>Eri Tosaka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string" calcext:value-type="string">
            <text:p>Serhiy Kulish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string" calcext:value-type="string">
            <text:p>Desiree Henry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string" calcext:value-type="string">
            <text:p>Emanuele Birarelli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string" calcext:value-type="string">
            <text:p>Mehdy Metella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string" calcext:value-type="string">
            <text:p>Olena Kravatska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string" calcext:value-type="string">
            <text:p>Taylor McKeown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string" calcext:value-type="string">
            <text:p>Inna Deriglazova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string" calcext:value-type="string">
            <text:p>Emily Diamond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string" calcext:value-type="string">
            <text:p>Emily Seebohm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string" calcext:value-type="string">
            <text:p>Bastian Steger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string" calcext:value-type="string">
            <text:p>Richard Hounslow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string" calcext:value-type="string">
            <text:p>Spencer Wilton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Tijana Boskovic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string" calcext:value-type="string">
            <text:p>David Lee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string" calcext:value-type="string">
            <text:p>Steffen Peters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/>
          <table:table-cell office:value-type="string" calcext:value-type="string">
            <text:p>Henri Junghaenel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string" calcext:value-type="string">
            <text:p>Meredith Michaels-Beerbaum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string" calcext:value-type="string">
            <text:p>Natalie Rooney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string" calcext:value-type="string">
            <text:p>Wallace de Souza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string" calcext:value-type="string">
            <text:p>Kent Farrington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string" calcext:value-type="string">
            <text:p>Erik Heil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string" calcext:value-type="string">
            <text:p>Yang Sun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string" calcext:value-type="string">
            <text:p>Aska Cambridge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string" calcext:value-type="string">
            <text:p>Blanka Vlasic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string" calcext:value-type="string">
            <text:p>Karsta Lowe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string" calcext:value-type="string">
            <text:p>Ellen Hoog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string" calcext:value-type="string">
            <text:p>Ivana Spanovic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string" calcext:value-type="string">
            <text:p>Timea Bacsinszky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string" calcext:value-type="string">
            <text:p>Hiromi Miyake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string" calcext:value-type="string">
            <text:p>Cecil Afrika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string" calcext:value-type="string">
            <text:p>Giovanni Abagnale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string" calcext:value-type="string">
            <text:p>Portia Woodman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string" calcext:value-type="string">
            <text:p>Oscar Albeiro Figueroa Mosquera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string" calcext:value-type="string">
            <text:p>Laura Nicholls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Giulia Steingruber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string" calcext:value-type="string">
            <text:p>Arlen Lopez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string" calcext:value-type="string">
            <text:p>Saskia Bartusiak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string" calcext:value-type="string">
            <text:p>Christine Ohuruogu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/>
          <table:table-cell office:value-type="string" calcext:value-type="string">
            <text:p>Joseph Clarke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string" calcext:value-type="string">
            <text:p>Thierry Omeyer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string" calcext:value-type="string">
            <text:p>Rudy Fernandez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string" calcext:value-type="string">
            <text:p>Seabelo Senatla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string" calcext:value-type="string">
            <text:p>Shelina Zadorsky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string" calcext:value-type="string">
            <text:p>Misha Aloian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string" calcext:value-type="string">
            <text:p>Pedro Ibarra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string" calcext:value-type="string">
            <text:p>Gabrielle Douglas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string" calcext:value-type="string">
            <text:p>Katerine Savard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Aaron Russell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string" calcext:value-type="string">
            <text:p>Anabelle Smith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string" calcext:value-type="string">
            <text:p>Simon Martirosyan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string" calcext:value-type="string">
            <text:p>Huriana Manuel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string" calcext:value-type="string">
            <text:p>Miroslav Raduljica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string" calcext:value-type="string">
            <text:p>Leticia Romero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string" calcext:value-type="string">
            <text:p>Rustam Tulaganov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string" calcext:value-type="string">
            <text:p>Danuta Kozak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/>
          <table:table-cell office:value-type="string" calcext:value-type="string">
            <text:p>Eilidh Doyle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/>
          <table:table-cell office:value-type="string" calcext:value-type="string">
            <text:p>Laura Vargas Koch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string" calcext:value-type="string">
            <text:p>Lotta Schelin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string" calcext:value-type="string">
            <text:p>Nathon Allen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string" calcext:value-type="string">
            <text:p>Nikola Jokic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string" calcext:value-type="string">
            <text:p>Peter Kauzer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string" calcext:value-type="string">
            <text:p>Marcus Svensson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string" calcext:value-type="string">
            <text:p>Christian Ahlmann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string" calcext:value-type="string">
            <text:p>Cecilia Carranza Saroli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/>
          <table:table-cell office:value-type="string" calcext:value-type="string">
            <text:p>Imoh Ezekiel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/>
          <table:table-cell office:value-type="string" calcext:value-type="string">
            <text:p>Lasse Norman Hansen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/>
          <table:table-cell office:value-type="string" calcext:value-type="string">
            <text:p>McLain Ward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/>
          <table:table-cell office:value-type="string" calcext:value-type="string">
            <text:p>Ibrahim Saidau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string" calcext:value-type="string">
            <text:p>Morolake Akinosun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string" calcext:value-type="string">
            <text:p>Bohdan Bondarenko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string" calcext:value-type="string">
            <text:p>Christine Day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string" calcext:value-type="string">
            <text:p>Elisa di Francisca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string" calcext:value-type="string">
            <text:p>Fitzroy Dunkley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string" calcext:value-type="string">
            <text:p>Nikola Karabatic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string" calcext:value-type="string">
            <text:p>Tamsin Cook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string" calcext:value-type="string">
            <text:p>Melanie Margalis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string" calcext:value-type="string">
            <text:p>Brittney Griner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string" calcext:value-type="string">
            <text:p>Lucie Hradecka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string" calcext:value-type="string">
            <text:p>Jennifer Simpson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string" calcext:value-type="string">
            <text:p>Lukas Klostermann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string" calcext:value-type="string">
            <text:p>Christopher Burton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string" calcext:value-type="string">
            <text:p>Lashawn Merritt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string" calcext:value-type="string">
            <text:p>Anja Mittag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string" calcext:value-type="string">
            <text:p>Bianca Walkden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string" calcext:value-type="string">
            <text:p>Mariel Zagunis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string" calcext:value-type="string">
            <text:p>Thomas Daley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string" calcext:value-type="string">
            <text:p>Zhan Beleniuk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string" calcext:value-type="string">
            <text:p>Edward Ling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string" calcext:value-type="string">
            <text:p>Faith Chepngetich Kipyegon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string" calcext:value-type="string">
            <text:p>Rusheen McDonald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string" calcext:value-type="string">
            <text:p>Barbora Spotakova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string" calcext:value-type="string">
            <text:p>Woojin Kim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string" calcext:value-type="string">
            <text:p>Ganna Rizatdinova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string" calcext:value-type="string">
            <text:p>Xuan Vinh Hoang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string" calcext:value-type="string">
            <text:p>Davie Selke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string" calcext:value-type="string">
            <text:p>Foluke Akinradewo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string" calcext:value-type="string">
            <text:p>Matteo Piano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string" calcext:value-type="string">
            <text:p>Tamika Catchings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string" calcext:value-type="string">
            <text:p>Dan Bibby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string" calcext:value-type="string">
            <text:p>Ludger Beerbaum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string" calcext:value-type="string">
            <text:p>Bokyeong Jeong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Duncan Scott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Mireia Belmonte Garcia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Breanna Stewart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string" calcext:value-type="string">
            <text:p>Roman Vlasov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string" calcext:value-type="string">
            <text:p>Soslan Ramonov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string" calcext:value-type="string">
            <text:p>Timur Safin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string" calcext:value-type="string">
            <text:p>Dan Norton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string" calcext:value-type="string">
            <text:p>Allison Beveridge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string" calcext:value-type="string">
            <text:p>Sam Griffiths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string" calcext:value-type="string">
            <text:p>V Shem Goh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string" calcext:value-type="string">
            <text:p>George Nash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string" calcext:value-type="string">
            <text:p>Misato Nakamura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string" calcext:value-type="string">
            <text:p>Sinphet Kruaithong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string" calcext:value-type="string">
            <text:p>Cenk Ildem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string" calcext:value-type="string">
            <text:p>Filip Hrgovic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string" calcext:value-type="string">
            <text:p>Jerry Tuwai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string" calcext:value-type="string">
            <text:p>Tom Shields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string" calcext:value-type="string">
            <text:p>Emmanuel Daniel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string" calcext:value-type="string">
            <text:p>Kitty van Male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string" calcext:value-type="string">
            <text:p>Pete Reed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string" calcext:value-type="string">
            <text:p>Jolien D'hoore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Erislandy Savon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Julia Krajewski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Luan Garcia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string" calcext:value-type="string">
            <text:p>Juan Gilardi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string" calcext:value-type="string">
            <text:p>Sara Dosho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string" calcext:value-type="string">
            <text:p>Alex Gregory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string" calcext:value-type="string">
            <text:p>Mobolade Ajomale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string" calcext:value-type="string">
            <text:p>Sam Dorman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string" calcext:value-type="string">
            <text:p>Radek Stepanek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string" calcext:value-type="string">
            <text:p>Dorothee Schneider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string" calcext:value-type="string">
            <text:p>Sohui Kim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string" calcext:value-type="string">
            <text:p>Constantine Louloudis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string" calcext:value-type="string">
            <text:p>Svetlana Romashina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string" calcext:value-type="string">
            <text:p>Yoel Segundo Finol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string" calcext:value-type="string">
            <text:p>Yuan Cao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string" calcext:value-type="string">
            <text:p>Sophie Scheder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string" calcext:value-type="string">
            <text:p>Ruslan Nurudinov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string" calcext:value-type="string">
            <text:p>Evania Pelite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string" calcext:value-type="string">
            <text:p>Uilson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string" calcext:value-type="string">
            <text:p>Heidi Diethelm Gerber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Hyejin Chang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Sarah Hammer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Katie Archibald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Asha Philip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string" calcext:value-type="string">
            <text:p>Semi Kunatani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string" calcext:value-type="string">
            <text:p>Laura Graves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string" calcext:value-type="string">
            <text:p>Peter Burling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string" calcext:value-type="string">
            <text:p>Alise Post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string" calcext:value-type="string">
            <text:p>Joyce Sombroek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string" calcext:value-type="string">
            <text:p>Lukas Krpalek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string" calcext:value-type="string">
            <text:p>Akeem Hayne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obae Ki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ng Ma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Yeldos Smetov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lair Tuke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string" calcext:value-type="string">
            <text:p>Patrick Hausding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string" calcext:value-type="string">
            <text:p>Natasha Watcham-Roy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string" calcext:value-type="string">
            <text:p>Luca Masso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string" calcext:value-type="string">
            <text:p>Lucila Pascua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string" calcext:value-type="string">
            <text:p>Jike Zhang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string" calcext:value-type="string">
            <text:p>Ana Dabovic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string" calcext:value-type="string">
            <text:p>Jeremie Azou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string" calcext:value-type="string">
            <text:p>Elena Vesnina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string" calcext:value-type="string">
            <text:p>Maximilian Meyer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string" calcext:value-type="string">
            <text:p>Abdulrashid Sadulaev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string" calcext:value-type="string">
            <text:p>Allysha Chapman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string" calcext:value-type="string">
            <text:p>Tom Ransley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string" calcext:value-type="string">
            <text:p>David Smith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string" calcext:value-type="string">
            <text:p>Lucy Davis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string" calcext:value-type="string">
            <text:p>Helene Defrance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string" calcext:value-type="string">
            <text:p>Josip Glasnovic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string" calcext:value-type="string">
            <text:p>Gor Minasyan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string" calcext:value-type="string">
            <text:p>Rebecca James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string" calcext:value-type="string">
            <text:p>Sam Meech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string" calcext:value-type="string">
            <text:p>Dilshod Nazarov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string" calcext:value-type="string">
            <text:p>Kimberly Hill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string" calcext:value-type="string">
            <text:p>Alexander Lesun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string" calcext:value-type="string">
            <text:p>Artem Harutyunyan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string" calcext:value-type="string">
            <text:p>Aisen Chen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string" calcext:value-type="string">
            <text:p>Luuka Jones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string" calcext:value-type="string">
            <text:p>Almuth Schult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string" calcext:value-type="string">
            <text:p>Jake Kaminski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string" calcext:value-type="string">
            <text:p>Maartje Paumen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string" calcext:value-type="string">
            <text:p>Mohamed Sbihi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string" calcext:value-type="string">
            <text:p>Bianca Farella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string" calcext:value-type="string">
            <text:p>Courtney Okolo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string" calcext:value-type="string">
            <text:p>Luc Abalo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string" calcext:value-type="string">
            <text:p>Shu-Ching Hsu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string" calcext:value-type="string">
            <text:p>Denis Dmitriev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string" calcext:value-type="string">
            <text:p>Wei Deng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string" calcext:value-type="string">
            <text:p>Kelly Murphy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string" calcext:value-type="string">
            <text:p>Long Chen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string" calcext:value-type="string">
            <text:p>Seungyun Lee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string" calcext:value-type="string">
            <text:p>Sandra Aguilar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string" calcext:value-type="string">
            <text:p>Zhen Wang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string" calcext:value-type="string">
            <text:p>Mutaz Essa Barshim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string" calcext:value-type="string">
            <text:p>Tessa Gobbo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string" calcext:value-type="string">
            <text:p>Emily Regan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string" calcext:value-type="string">
            <text:p>Sonja Petrovic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string" calcext:value-type="string">
            <text:p>Fabien Gilot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string" calcext:value-type="string">
            <text:p>Kelly Jonker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string" calcext:value-type="string">
            <text:p>Vassiliy Levit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string" calcext:value-type="string">
            <text:p>Ya-Ting Tan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string" calcext:value-type="string">
            <text:p>Jeremy Toljan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string" calcext:value-type="string">
            <text:p>Yuanhui Fu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string" calcext:value-type="string">
            <text:p>Marta Xargay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string" calcext:value-type="string">
            <text:p>Seimone Augustus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string" calcext:value-type="string">
            <text:p>Taha Akgul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string" calcext:value-type="string">
            <text:p>Stina Blackstenius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string" calcext:value-type="string">
            <text:p>Adilbek Niyazymbetov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Mariya Stadnik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Nicole Beck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Sara Slott Petersen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Amanda Elmore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Olga Rypakova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Hong Liu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string" calcext:value-type="string">
            <text:p>Lindsay Whalen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string" calcext:value-type="string">
            <text:p>Mandy Islacker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string" calcext:value-type="string">
            <text:p>Olga Zabelinskaya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string" calcext:value-type="string">
            <text:p>Zach Garrett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string" calcext:value-type="string">
            <text:p>Geza Imre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string" calcext:value-type="string">
            <text:p>Juan Lopez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string" calcext:value-type="string">
            <text:p>Kyle Clemons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string" calcext:value-type="string">
            <text:p>Christopher Froome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string" calcext:value-type="string">
            <text:p>Violetta Kolobova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string" calcext:value-type="string">
            <text:p>David Lekuta Rudisha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string" calcext:value-type="string">
            <text:p>Leonie Maier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string" calcext:value-type="string">
            <text:p>Jessie Fleming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string" calcext:value-type="string">
            <text:p>Kristina Broring-Sprehe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string" calcext:value-type="string">
            <text:p>Will Ryan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string" calcext:value-type="string">
            <text:p>Guzel Manyurova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string" calcext:value-type="string">
            <text:p>Kingsley Madu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string" calcext:value-type="string">
            <text:p>Kyle Brown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string" calcext:value-type="string">
            <text:p>Hedvig Lindahl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string" calcext:value-type="string">
            <text:p>Olivier Siegelaar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string" calcext:value-type="string">
            <text:p>Maja Wloszczowska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string" calcext:value-type="string">
            <text:p>Paolo Pizzo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string" calcext:value-type="string">
            <text:p>Simone Buti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string" calcext:value-type="string">
            <text:p>Blake Pieroni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string" calcext:value-type="string">
            <text:p>Mengxue Zhang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string" calcext:value-type="string">
            <text:p>Rachel Fattal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string" calcext:value-type="string">
            <text:p>Tina Dietze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string" calcext:value-type="string">
            <text:p>Angel McCoughtry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string" calcext:value-type="string">
            <text:p>Ryunosuke Haga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string" calcext:value-type="string">
            <text:p>Sergio Llull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string" calcext:value-type="string">
            <text:p>Sylvia Fowles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string" calcext:value-type="string">
            <text:p>Tabea Kemme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string" calcext:value-type="string">
            <text:p>Tom Boon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string" calcext:value-type="string">
            <text:p>Stuart Tinney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string" calcext:value-type="string">
            <text:p>Daniel Deusser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string" calcext:value-type="string">
            <text:p>Tamirat Tola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string" calcext:value-type="string">
            <text:p>Milica Dabovic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string" calcext:value-type="string">
            <text:p>Dan Wallace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string" calcext:value-type="string">
            <text:p>Migran Arutyunyan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string" calcext:value-type="string">
            <text:p>Wee Kiong Tan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string" calcext:value-type="string">
            <text:p>Cierra Runge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Hisayoshi Harasawa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Jeremy Stravius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Nicola White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Shanshan Feng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Taylor Sander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Artur Akhmatkhuzin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Michael Guigou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Simone Facey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Jeanette Ottesen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Maggie Steffens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Sergio Rodriguez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Donghan Gwak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James Magnussen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Jessica Fox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Ken Wallace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Monika Ciaciuch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Laura Gil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Marcus Gross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Olivier Nyokas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Ashley Lawrence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Juan Saladino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Natalya Sinishin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Arman Hall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Chloe Dygert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Philip Snyman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Philipp Max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Tina Charles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string" calcext:value-type="string">
            <text:p>Joel Gonzalez Bonilla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string" calcext:value-type="string">
            <text:p>Kaori Matsumoto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string" calcext:value-type="string">
            <text:p>Lourdes Mohedano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string" calcext:value-type="string">
            <text:p>Radik Isaev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string" calcext:value-type="string">
            <text:p>Aniuar Geduev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string" calcext:value-type="string">
            <text:p>Kimberley Brennan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string" calcext:value-type="string">
            <text:p>Olivia Smoliga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string" calcext:value-type="string">
            <text:p>Diana Matheson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string" calcext:value-type="string">
            <text:p>Domenico Montrone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string" calcext:value-type="string">
            <text:p>Yue Lin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string" calcext:value-type="string">
            <text:p>Naomi van A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Ekaterina Bukina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Laura Quevedo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Sophie Bray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Danielle Page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string" calcext:value-type="string">
            <text:p>Allison Pineau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string" calcext:value-type="string">
            <text:p>Erica Elizabeth Wiebe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string" calcext:value-type="string">
            <text:p>Jaroslav Kulhavy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string" calcext:value-type="string">
            <text:p>Matias Paredes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Sandrine Mainville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Taras Mishchuk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Bronte Barratt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Valent Sinkovic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Anton Chupkov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string" calcext:value-type="string">
            <text:p>Gerek Meinhardt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string" calcext:value-type="string">
            <text:p>Ksenia Perova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string" calcext:value-type="string">
            <text:p>Li Du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string" calcext:value-type="string">
            <text:p>Serghei Tarnovschi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string" calcext:value-type="string">
            <text:p>Kayla Banwarth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string" calcext:value-type="string">
            <text:p>Ting Zhu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string" calcext:value-type="string">
            <text:p>Alexander Brouwer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string" calcext:value-type="string">
            <text:p>Charity Williams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string" calcext:value-type="string">
            <text:p>Chong Wei Lee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string" calcext:value-type="string">
            <text:p>Dmytro Ianchuk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string" calcext:value-type="string">
            <text:p>Enrico Garozzo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string" calcext:value-type="string">
            <text:p>Francena McCorory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string" calcext:value-type="string">
            <text:p>Luca Vettori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string" calcext:value-type="string">
            <text:p>Rodrigo Dourado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string" calcext:value-type="string">
            <text:p>Amanda Weir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string" calcext:value-type="string">
            <text:p>Kirill Grigoryan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string" calcext:value-type="string">
            <text:p>Aurimas Didzbali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string" calcext:value-type="string">
            <text:p>Paul Bennett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string" calcext:value-type="string">
            <text:p>Lisa Dahlkvist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string" calcext:value-type="string">
            <text:p>Magdalena Fularczyk-Kozlowska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string" calcext:value-type="string">
            <text:p>Marcus Watson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string" calcext:value-type="string">
            <text:p>Niklas Wellen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string" calcext:value-type="string">
            <text:p>Guillaume Raineau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string" calcext:value-type="string">
            <text:p>Morten Olsen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string" calcext:value-type="string">
            <text:p>Melanie Wilson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Murphy Troy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Nan Zhang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Jongoh Jin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Shinobu Ota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Vitaly Dunaytsev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Haifeng Fu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string" calcext:value-type="string">
            <text:p>Lisa Darmanin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string" calcext:value-type="string">
            <text:p>Vladimir Maslennikov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string" calcext:value-type="string">
            <text:p>Abdullah Alrashidi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string" calcext:value-type="string">
            <text:p>Helen Louise Marouli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string" calcext:value-type="string">
            <text:p>Leone Nakarawa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string" calcext:value-type="string">
            <text:p>Masashi Ebinuma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string" calcext:value-type="string">
            <text:p>Mirela Demireva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string" calcext:value-type="string">
            <text:p>Annike Krahn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string" calcext:value-type="string">
            <text:p>Gabriel Sincraian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string" calcext:value-type="string">
            <text:p>Shane Rose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string" calcext:value-type="string">
            <text:p>David Belyavskiy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Song Yu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Miles Chamley-Watson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Petrissa Solj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Ying Han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Joaquin Menini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Milad Beigi Harchegani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Yanan Sun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Alessandro Nora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Chien-Ying L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Matthew Anderson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Edward Clancy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string" calcext:value-type="string">
            <text:p>Olivia Schough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string" calcext:value-type="string">
            <text:p>Ruolin Chen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string" calcext:value-type="string">
            <text:p>Ryohei Kato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string" calcext:value-type="string">
            <text:p>Valentin Porte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string" calcext:value-type="string">
            <text:p>Elmurat Tasmuradov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string" calcext:value-type="string">
            <text:p>Masato Sakai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string" calcext:value-type="string">
            <text:p>Pavlo Tymoshchenko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string" calcext:value-type="string">
            <text:p>Qian Li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string" calcext:value-type="string">
            <text:p>Alexandra Lacraber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string" calcext:value-type="string">
            <text:p>Martin Sinkovic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string" calcext:value-type="string">
            <text:p>Steven Gardiner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string" calcext:value-type="string">
            <text:p>Desiree Scott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string" calcext:value-type="string">
            <text:p>Lia Neal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string" calcext:value-type="string">
            <text:p>Marco Fichera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string" calcext:value-type="string">
            <text:p>Rebecca Quinn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string" calcext:value-type="string">
            <text:p>Dariga Shakimova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string" calcext:value-type="string">
            <text:p>Hagos Gebrhiwe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string" calcext:value-type="string">
            <text:p>Mark Bennet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string" calcext:value-type="string">
            <text:p>Ronald Rauh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string" calcext:value-type="string">
            <text:p>Sangyoung Park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string" calcext:value-type="string">
            <text:p>Sharif Sharifov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string" calcext:value-type="string">
            <text:p>Elmira Syzdykova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string" calcext:value-type="string">
            <text:p>Gabriella Szabo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string" calcext:value-type="string">
            <text:p>Sofya Velikaya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string" calcext:value-type="string">
            <text:p>Mathieu Grebill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Yan Wang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Dagmara Wozniak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Francois Hougaard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Franziska Weber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Huixia Liu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Jason Waterhous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Xin Xu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Hollie Webb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string" calcext:value-type="string">
            <text:p>Kelsey Robinson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string" calcext:value-type="string">
            <text:p>Sam Welsford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string" calcext:value-type="string">
            <text:p>Suping Meng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string" calcext:value-type="string">
            <text:p>Albert Saritov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string" calcext:value-type="string">
            <text:p>Evgeny Rylov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string" calcext:value-type="string">
            <text:p>Julio Cesar la Cruz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string" calcext:value-type="string">
            <text:p>Ladislav Skantar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string" calcext:value-type="string">
            <text:p>Zi He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string" calcext:value-type="string">
            <text:p>Aliaksandra Herasimenia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string" calcext:value-type="string">
            <text:p>Diyorbek Urozboev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string" calcext:value-type="string">
            <text:p>Maria Springwald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string" calcext:value-type="string">
            <text:p>Max Hoff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string" calcext:value-type="string">
            <text:p>Vivian Jepkemoi Cheruiyot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string" calcext:value-type="string">
            <text:p>Joanna Rowsell-Shand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string" calcext:value-type="string">
            <text:p>Nikolai Kuksenkov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string" calcext:value-type="string">
            <text:p>Inge Janssen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string" calcext:value-type="string">
            <text:p>KK Clark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string" calcext:value-type="string">
            <text:p>Lily Owsley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string" calcext:value-type="string">
            <text:p>Vladimer Khinchegashvili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string" calcext:value-type="string">
            <text:p>Anne-Marie Rindom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string" calcext:value-type="string">
            <text:p>Lachlan Tam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string" calcext:value-type="string">
            <text:p>Patimat Abakarova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string" calcext:value-type="string">
            <text:p>Tom Mitchell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string" calcext:value-type="string">
            <text:p>Shannon Parry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string" calcext:value-type="string">
            <text:p>Kadeisha Buchanan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string" calcext:value-type="string">
            <text:p>Alejandra Quereda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Franck Solforosi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Luka Karabatic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Tonci Stipanovic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Willemijn Bo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Alisha Glas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Anna Jenny Fransson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Brianne Theisen Eaton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David Morgan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Isidoro Ibarra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Ning Ding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Uwe Gensheimer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Abdoulrazak Issoufou Alfag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Daryll Neit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Kelly Russell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Madison Wilson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Jelena Milovanovic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Khetag Goziumov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Tanja Frank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Valentin Demyanenko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Agnieszka Kobu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Bin Dong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Denis Abliazin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Hyvin Kiyeng Jepkemoi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Kanae Yamab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Stephanie Labb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Thomas Zajac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Alexey Cheremisinov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Kasey Perry-Glas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Kayla McAlister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Komeil Nemat Ghasemi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Milena Rasic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Sara Daebritz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Takuya Haned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Hannah Macleod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ime Fantela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Tingmao Shi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Karl Schulz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Stephen Miln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Karen Paquin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Nora Mork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Otgontsetseg Galbadrakh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Thomas Ploessel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Amanda Polk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Anita Marton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Cedric Charlier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Jianguan Hu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Yanmei Xiang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Inna Stepanov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>
            <text:p>Matthijs Buchli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>
            <text:p>Se Gwang Ri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>
            <text:p>Oleg Antonov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>
            <text:p>Ruoqi Hui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>
            <text:p>Thibault Colard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>
            <text:p>Thomas Baroukh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>
            <text:p>Victor Claver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>
            <text:p>Chiara Tabani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string" calcext:value-type="string">
            <text:p>Giselle Ansley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string" calcext:value-type="string">
            <text:p>Kamran Shakhsuvarly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string" calcext:value-type="string">
            <text:p>Lasha Shavdatuashvili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string" calcext:value-type="string">
            <text:p>Taylor Ellis-Watson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string" calcext:value-type="string">
            <text:p>Geno Petriashvili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string" calcext:value-type="string">
            <text:p>Rishod Sobirov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string" calcext:value-type="string">
            <text:p>Tom Liebscher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string" calcext:value-type="string">
            <text:p>Igor Marenic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string" calcext:value-type="string">
            <text:p>Laurien Leurink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string" calcext:value-type="string">
            <text:p>Maria Guadalupe Gonzalez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string" calcext:value-type="string">
            <text:p>Miriam Welt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string" calcext:value-type="string">
            <text:p>Mohamed Mahmoud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string" calcext:value-type="string">
            <text:p>Filip Filipovic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Isabel Kerschowski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Panagiotis Manti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Zhazira Zhapparkul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Karina Goricheva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Pavlos Kagiali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achael Adam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uth Marie Christelle Gbagbi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Ana Maria Popescu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string" calcext:value-type="string">
            <text:p>Julia Lier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string" calcext:value-type="string">
            <text:p>Lauritz Schoof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string" calcext:value-type="string">
            <text:p>Chantal Achterberg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string" calcext:value-type="string">
            <text:p>Marie Prouvensier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string" calcext:value-type="string">
            <text:p>Roger Yves Bos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string" calcext:value-type="string">
            <text:p>Salvatore Rossini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string" calcext:value-type="string">
            <text:p>Svenja Huth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string" calcext:value-type="string">
            <text:p>Tianshi Zhong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string" calcext:value-type="string">
            <text:p>Boglarka Kapa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Christian Dissinge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Georgia Simmerling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Giulia Gorlero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Isaquias Queiroz dos Santo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Kimberly Rhod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Marloes Keetel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Matej Benu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Sergey Semeno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Carline Bouw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Christa Harmotto Dietzen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James Robert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Laurisa Landr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Lisa Altenburg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Mathew Belcher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Michelle William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Robert Meeuwsen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Vasilij Zbogar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Jinjie Gong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Josephine Henning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Massimo Colaci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Sarah Elizabeth Roble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Giuseppe Vicino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Jannik Huth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Qingquan Long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Silvia Dominguez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Zoe Le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Jo Aleh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Kjetil Borch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Kwagga Smith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Scott Duran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William Meynard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Clark Smith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Dan Li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Kayla Moleschi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Pimsiri Sirikaew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Rafael Alcantar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Simona Pop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Cancan Ren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Karen Bennet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Polly Swann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Sergey Kamenskiy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Zelin Cai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Dongmin Ch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Lasse Svan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Lisa Schmidl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Alec Pott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Ashley Steac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Farkhad Kharki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atteo Castaldo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ichael D'Almeid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Peter Matthew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Alex Abrine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Iain Jense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Natalia Vorobev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Nathan Outteridg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Otgondalai Dorjnyambuu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Peter Skanta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Crista Culle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Emma Tonegato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Jeremy Cadot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Juan de Jongh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onica Aksamit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llar Raj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Lucas Rossi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Natalia Ishchenko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osannagh Maclenna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Usman Muhammed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ngelina Melnikov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Margaret Nyairera Wambui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Rustam Orujov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Sandro Sukno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Daniel Akpeyi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Tania di Mario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Chloe Dalton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Annekatrin Thiel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Demar DeRozan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Eunice Jepkirui Kirw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Florian Fuch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Christian Presciutti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Daria Spiridonov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Genevra Ston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Jake Packard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Junghwan Kim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Sam Webste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Simona Gherman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Tobias Reichmann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Anamari Velensek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Kosovare Asllani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Popoola Saliu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Leah Neal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Matt Langridg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Stefano Tempesti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Chris Walker-Hebbor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Emilee Cherry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Justin Gedul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Ndifreke Ud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Olaf Tuft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Ryan Tyack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Elmar Gasimov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James Rodwell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Kerry Simmond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Lidewij Welte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Mitchell Larki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Molly Meech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Nicole Beuker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Philipp Wend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Sharni William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Wei Pang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Xan de Waard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Brittany Ben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Francois Pervi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Jabrayil Hasanov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Jessica Samuelsso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Micah Christenso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Polly Powri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Tony McQuay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Xiaoxia Li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Agatha Bednarczuk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Maharu Yoshimur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Matteo Aicardi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Richard Schmid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Anastasiia Beliakov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Andreas Wolff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Anna Vyakhirev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Jun Hoong Cheong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Kennedy Gos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Manuel Brune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Phil Burges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Rasul Chunaye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Timm Herzbruch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Xiaona Sha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Alexander Naddou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Luka Bukic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Paul Drux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Rosko Specma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Sasa Cado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Nemanja Nedovic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Robbie Renwick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Roman Anoshki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Simon Niepman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Tim Agab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Toghrul Asgarov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Alexander Hill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Katelin Snyde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Matias Rey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Meghan Musnicki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Ricardo Lucarelli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Savenaca Rawac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Shmagi Bolkvadz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Souleymane Diop Cissokh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Stephenie Ann McPherso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Valentino Gall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William Reid Priddy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Abbey Weitzeil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Adrien Dipand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Brittany Maclea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Kelly Catli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Tom Grambusch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Alexandr Zaichikov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Facundo Callioni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Kawika Shoji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Rebecca Scow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Sebastien Dockie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Tomas Walsh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Varlam Liparteliani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Genevieve Behre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Paul Kipkemoi Chelim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Ryota Yamagata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Takanori Naga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Timothey N'Guessa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Caroline Sege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Dusan Mandic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Hans Gruhn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Jean-Paul Tony Helissey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Junhua Yi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Megan Luka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Misael Uziel Rodriguez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Sabrina Hering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Spiros Giannioti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Steffen Weinhold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V. Sindhu Pusarl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Clement Migno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Heidi Lok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Josee Belange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Katie Greve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Kirsti Lay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Michael Mathieu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Ruby Tui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Siling Yi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Yekaterina Larionov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Annika Sprink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Gauthier Boccard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Ivan Stretovich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Mie Nielse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Sonke Rothenberg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Andrea Santarelli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Dirk van Tichel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Ivan Tsikha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Leonor Rodriguez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Natsumi Hoshi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Niall William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Rhian Wilkinso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Alonzo Russel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Carlos Alberto Ramirez Yepe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Hannah Darling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Hao You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Jack Bobridg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Maria Verschoo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Maxwell Hol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Stefan Markovi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Anqi Xu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Aurimas Lanka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Francesca Dallape'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Kentin Mah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Linda Sembran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Loredana Dinu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Peter Wiersum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Yajie S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Alicia Quirk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Gregory Baug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Hassan Aliazam Yazdanicharat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Jessica Ashwoo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Jose Manuel Caldero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Karsten Forsterling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Kristina Reynold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Laura Brow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Maja Ognjenovic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Mark Robertso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Naohisa Takat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Nikola Kalinic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Olivia Carnegie-Brow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Samisoni Virivir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Stanley Amuzi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Tanguy Cosyn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Tuiana Dashidorzhiev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Beatrice Edwig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Jennifer Kish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Kaspar Taimso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Natalia Kuziutin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Xiaojun Lyu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Carlien Dirkse van den Heuve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Edvinas Ramanausk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Eva de Goed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Jiayu Xu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Kasumi Ishikaw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Laura Unswort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Michael Hepbu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Rei Higuch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teffi Kriegerste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Terina Te Tamak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Brittany Elmsli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Nicola Spirig Hu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eda Tutkhalia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tefaniya Elfutin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Xiuzhi Lu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Aleksandra Cott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Finn Lemk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Jessica Eddi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Jong Sim Ri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Paul Kipngetich Tanu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Pierre le Coq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Vincent Vanasch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Claressa Maria Shield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Dylan Sag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Ingrit Lorena Valencia Victori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Josip Pavi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Linus But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Lucas Rey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Ondrej Synek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Alex Malone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Alexandra Dans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Bonchan Ku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had Guy Bertrand le Clo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harlotte Stapenhors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ax Christianse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Nichelle Princ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Nicolas Jacob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amantha Quek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imon Schuerch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tig-Andre Berg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Timur Oruz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Willy Hernangomez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Allison M. Brock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hristopher Ruh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Erik Shoj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Evandro M. Guerr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Haji Aliyev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Kiley Neushu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ario Gy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ark Overgaard Madse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Roberta Biancon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oner Demirta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Viliame Mat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Xunzhao Cheng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Yasmany Daniel Lugo Cabrer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Amy Turn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Andras Redl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Arianna Garibott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Baul A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Cameron Girdleston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Kai Qi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Marko Tomicevi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Matt Gotre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Sarah Gos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Shun Wan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Song I Kim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Tony Victor James Yok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Yurberjen Herney Martine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Carlos Coloma Nicola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Daehoon Le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Ekaterina Dyachenk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Kaj Hendrik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Milenko Zori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Stefan Bircevi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Yiwen Su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Andro Buslj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Anyika Onuor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Beata Mikolajczyk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Catherine Meil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Cheslin Kolb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Courtney Mathews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Courtney Thomps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Donata Vistartai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Grischa Proeme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Jasa Veremalu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Martin Sau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Mats Grambusch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Milda Valciukai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Milos Cuk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Muenfuh Sincer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Pauline Hammarlun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Peter Somfa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Rikke Moller Pederse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Thomas Briel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Daria Dmitriev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Gemma Etheridg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Jasmin Glaess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Jennifer Valen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Joshua Booth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Joshua Dunkley-Smith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Kemar Bailey-Col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Magomed Idrisovitch Ibragimov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Martin Zwick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Pietro Figliol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aeid Morad Abdval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ofia Jakobss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Vincent Gerar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Wenxiu Zhang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Yun Chol O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Yusuke Tanak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Zhiyong Sh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Andreas Kuffn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Branislav Mitrovi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aia van Maasakk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Daniel Have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Elena Lope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Elin Rubenss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Hellen Onsando Obir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Irakli Turmanidz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avid Hamzatau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iri Prskave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Lei Ga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Lena Goesslin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Lisa Schutz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Marko Bija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Nico Miguel Hernande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Oluwafemi Ajay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Yang Liu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Yi Ma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hunsong Shan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rances Hought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nonsiane Niombl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Laura Opre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Lauren Schmetterlin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Li L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Lucas Saatkam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Patrick Wiencek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Tamara Radocaj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Tyla Nathan-Won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William Arjon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Yilin Fa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Alessandro Velott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Artemi Gavezo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Barbara Seixas de Freita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Bianka Bus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elix Drahott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Hannes Oci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Hilda Carle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Jingli Dua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Juraj Tar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Ludovic Fabrega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Nicholas Willi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Qiuyue We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osaria Aie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Shih-Chia Li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Susannah Townsen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Vatemo Ravouvo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Vladimir Stima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William Ekon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Camilla Herre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niela Drunce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Eric Johannese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John-John Dohme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Josef Dost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Kami Crai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Luis Javier Mosquera Lozan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Madalina Ber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Makenzie Fisch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Margot van Geffe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Mari Moli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Marie Maver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Marit Malm Frafjor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Matteo Lod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Maximilian Reinel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Nevena Jovanovi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Okechukwu Azubuik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Saulius Ritt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Shakira Bak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Stefan Mitrovi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Stephen Newbol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Stine Bredal Ofted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Agustin Mazzill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edric Sorhaind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Emma Jorgense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abian Wied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Hendrik Pekel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acob Barso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ena Hanse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inglin Sh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Kelly Masse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Kitione Talig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Kyle Frederick Snyd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azaro Jorge Alvare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lte Jakschi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tthew Aboo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ilan Macv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Nadezhda Glyzi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Nike Loren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William Lockwoo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nne Anderse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inbin Zha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Elisa Queirol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rank Chamizo Marque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eorgina Twig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Hyo Sim Cho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acob Larse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orenzo Sotomayor Collaz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ds Mensah Larse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ryia Mamashu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tthieu Pech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oritz Furs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Oliver Lindsay-Hag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ao Ti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Veronica Kristianse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Werner Ko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Yoshihide Kiry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bdullahi Sheh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lexander Belonogof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lina Komashchu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manda Kurtov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nneisha McLaughlin-Whilb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Casper Mortens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Ekaterina Ilin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Henrik Toft Hans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Hsing-Chun Ku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Jana Teschk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Jordan Larson-Burba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Juan Vivald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Kuk Hyang Ki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artin Ha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Nikita Nagorny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Nikola Jaks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eina Ch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helan Hi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Race Imbod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Ruaridh McConnochi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ami Hi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imon Gougnar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tefana Veljkov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heresa Fitzpatri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Yukiko Inu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nastasiia Tatare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nna S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abett Pe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Cheick Sallah Junior Cis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ragana Stankov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Emilia Appelqvi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Estelle Nze-Mink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Ethan Mitche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engliu Zha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rancesca Pomer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rederik Mads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ayle Brought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iulia Emmol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Hedvig Rasmuss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Irina Blizno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Jevaughn Minzi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Jin Hee Yo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Kaleigh Gilchri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arina Sudako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artin Strobe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athias Mull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aximilian Munsk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elissa Seideman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indaugas Griskon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onika Ewa Michali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lobodan Nik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tefan Jov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Yuehong L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Zoe de Toled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lexander Edmond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ndrei Jam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re Strand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oudewijn Roe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allum Scot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haopan L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henglong Zha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hrisann Gord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enis Maksymilian Kud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lizabeth Madd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mma Berglu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nzisca Hau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abor Boczk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hasem Gholamreza Rezae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yeonwoo Ki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na Osipenko-Rodomsk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uliana Po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'den Michael Tbory Co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esper Noddesb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onghyun Ki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Katharina Ot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ucas Tram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yubov Shuto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i Nakamu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thieu Albert Daniel Bauderli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ilan Aleks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orten Joergens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olina Kuznetso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eneta Kambero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oxana Cogian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shalee Forb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turday Erimuy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ergio Dutra Sant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udi De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ilvio Heinevet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amara Horace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aylor Madison Ru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ibor Link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Valeriia Koblova Zholobo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nastasiia Voino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runo Mossa Rezen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ecile Pie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hristopher Wesl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rya Naum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dward Dawki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rik Vlce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rlon de Souza Sil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rwan le Pecho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ederica Radicch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ncesco di Fulvi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iaxin T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ulia Mull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Kanami Nakamak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Kasper Sonderga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Kristoffer Bru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ura Benkar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ukas Tref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ds Christians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gdalena Eriks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rco del Lung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ria del Rosario Espinoza Espinoz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ro Jokov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ichael Damgaard Niels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inxia W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isako Mits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eung Chan Sh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aron van rouwenda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iraba Dembe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teffen Fa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akeshi Matsu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homas Jaesch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svetelina Naydeno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Vadzim Straltso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Victoria Zhilinskay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William Sat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Yujie Su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Yuliya Gavrilov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689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'c-1 - modalist'.B1:'c-1 - modalist'.C1682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5">00/00/0000</text:date>, <text:time style:data-style-name="N2" text:time-value="15:57:38.7138943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5T15:58:37.713974238</dc:date>
    <meta:editing-duration>PT2M17S</meta:editing-duration>
    <meta:editing-cycles>2</meta:editing-cycles>
    <meta:generator>LibreOffice/5.3.1.2$Linux_X86_64 LibreOffice_project/30m0$Build-2</meta:generator>
    <meta:document-statistic meta:table-count="1" meta:cell-count="3406" meta:object-count="0"/>
  </office:meta>
</office:document-meta>
</file>